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099cm" fo:margin-left="0.991cm" fo:margin-top="0cm" fo:margin-bottom="0cm" table:align="left" style:writing-mode="lr-tb"/>
    </style:style>
    <style:style style:name="Таблица1.A" style:family="table-column">
      <style:table-column-properties style:column-width="6.207cm"/>
    </style:style>
    <style:style style:name="Таблица1.B" style:family="table-column">
      <style:table-column-properties style:column-width="5.934cm"/>
    </style:style>
    <style:style style:name="Таблица1.C" style:family="table-column">
      <style:table-column-properties style:column-width="2.958cm"/>
    </style:style>
    <style:style style:name="Таблица1.1" style:family="table-row">
      <style:table-row-properties style:min-row-height="0.855cm" fo:keep-together="auto"/>
    </style:style>
    <style:style style:name="Таблица1.A1" style:family="table-cell">
      <style:table-cell-properties fo:background-color="#ffffff" fo:padding="0cm" fo:border="none">
        <style:background-image/>
      </style:table-cell-properties>
    </style:style>
    <style:style style:name="Таблица1.A2" style:family="table-cell">
      <style:table-cell-properties style:vertical-align="bottom" fo:background-color="#ffffff" fo:padding="0cm" fo:border="none">
        <style:background-image/>
      </style:table-cell-properties>
    </style:style>
    <style:style style:name="P1" style:family="paragraph" style:parent-style-name="LO-Normal">
      <style:paragraph-properties fo:margin-left="0cm" fo:margin-right="0cm" fo:margin-top="0cm" fo:margin-bottom="0.282cm" loext:contextual-spacing="false" fo:line-height="106%" fo:text-indent="0cm" style:auto-text-indent="false"/>
    </style:style>
    <style:style style:name="P2" style:family="paragraph" style:parent-style-name="LO-Normal">
      <style:paragraph-properties fo:margin-left="0cm" fo:margin-right="0cm" fo:margin-top="0cm" fo:margin-bottom="0.282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P4" style:family="paragraph" style:parent-style-name="LO-Normal">
      <style:paragraph-properties fo:margin-left="0cm" fo:margin-right="0cm" fo:margin-top="0cm" fo:margin-bottom="0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5" style:family="paragraph" style:parent-style-name="Preformatted_20_Text">
      <style:paragraph-properties fo:margin-left="0cm" fo:margin-right="0cm" fo:text-indent="0cm" style:auto-text-indent="false" fo:padding="0cm" fo:border="none"/>
      <style:text-properties fo:font-variant="normal" fo:text-transform="none" fo:color="#000000" style:font-name="Times New Roman" fo:font-size="13pt" fo:letter-spacing="normal" fo:language="en" fo:country="US" fo:font-style="normal" fo:font-weight="normal" style:font-size-asian="13pt" style:font-size-complex="13pt"/>
    </style:style>
    <style:style style:name="P6" style:family="paragraph" style:parent-style-name="LO-Normal">
      <style:paragraph-properties fo:margin-left="0cm" fo:margin-right="0.037cm" fo:margin-top="0cm" fo:margin-bottom="0cm" loext:contextual-spacing="false" fo:line-height="106%" fo:text-align="center" style:justify-single-word="false" fo:text-indent="0cm" style:auto-text-indent="false"/>
      <style:text-properties fo:font-size="12pt" style:font-name-asian="Calibri" style:font-size-asian="12pt" style:font-name-complex="Calibri"/>
    </style:style>
    <style:style style:name="P7" style:family="paragraph" style:parent-style-name="Standard">
      <style:text-properties style:font-name="Times New Roman" fo:font-size="13pt" style:font-size-asian="13pt" style:font-name-complex="Times New Roman1" style:font-size-complex="13pt"/>
    </style:style>
    <style:style style:name="P8" style:family="paragraph" style:parent-style-name="LO-Normal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9" style:family="paragraph" style:parent-style-name="Preformatted_20_Text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style:font-size-asian="13pt" style:font-weight-asian="normal" style:font-size-complex="13pt" style:font-weight-complex="normal"/>
    </style:style>
    <style:style style:name="P10" style:family="paragraph" style:parent-style-name="Preformatted_20_Text">
      <style:paragraph-properties fo:margin-left="0cm" fo:margin-right="0.3cm" fo:margin-top="0cm" fo:margin-bottom="0.055cm" loext:contextual-spacing="false" fo:line-height="0.882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P11" style:family="paragraph" style:parent-style-name="Preformatted_20_Text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P12" style:family="paragraph" style:parent-style-name="Preformatted_20_Text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800000" style:font-name="Times New Roman" fo:font-size="13pt" fo:letter-spacing="normal" fo:font-style="normal" fo:font-weight="normal" style:font-size-asian="13pt" style:font-size-complex="13pt"/>
    </style:style>
    <style:style style:name="P13" style:family="paragraph" style:parent-style-name="Preformatted_20_Text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style:font-name="Times New Roman" fo:font-size="13pt" style:font-size-asian="13pt" style:font-size-complex="13pt"/>
    </style:style>
    <style:style style:name="P14" style:family="paragraph" style:parent-style-name="Preformatted_20_Text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color="#406080" style:font-name="Times New Roman" fo:font-size="13pt" fo:language="en" fo:country="US" fo:font-weight="bold" style:font-size-asian="13pt" style:font-weight-asian="bold" style:font-size-complex="13pt"/>
    </style:style>
    <style:style style:name="P15" style:family="paragraph" style:parent-style-name="Preformatted_20_Text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color="#406080" style:font-name="Times New Roman" fo:font-size="13pt" fo:language="en" fo:country="US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P16" style:family="paragraph" style:parent-style-name="Preformatted_20_Text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color="#800000" style:font-name="Times New Roman" fo:font-size="13pt" fo:language="en" fo:country="US" style:font-name-asian="Times New Roman1" style:font-size-asian="13pt" style:font-name-complex="Times New Roman1" style:font-size-complex="13pt" style:font-weight-complex="bold"/>
    </style:style>
    <style:style style:name="P17" style:family="paragraph" style:parent-style-name="Preformatted_20_Text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color="#800000" style:font-name="Times New Roman" fo:font-size="13pt" fo:language="en" fo:country="US" style:font-size-asian="13pt" style:font-size-complex="13pt"/>
    </style:style>
    <style:style style:name="P18" style:family="paragraph" style:parent-style-name="Standard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color="#7779bb" style:font-name="Times New Roman" fo:font-size="13pt" fo:language="en" fo:country="US" fo:font-weight="bold" style:font-size-asian="13pt" style:font-weight-asian="bold" style:font-size-complex="13pt"/>
    </style:style>
    <style:style style:name="P19" style:family="paragraph" style:parent-style-name="Standard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style:font-size-asian="13pt" style:font-size-complex="13pt"/>
    </style:style>
    <style:style style:name="P20" style:family="paragraph" style:parent-style-name="Standard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rsid="0010707c" officeooo:paragraph-rsid="0010707c" style:font-size-asian="13pt" style:font-size-complex="13pt"/>
    </style:style>
    <style:style style:name="P21" style:family="paragraph" style:parent-style-name="Standard">
      <style:paragraph-properties fo:margin-left="0cm" fo:margin-right="0.3cm" fo:margin-top="0cm" fo:margin-bottom="0.055cm" loext:contextual-spacing="false" fo:line-height="100%" fo:text-indent="1cm" style:auto-text-indent="false">
        <style:tab-stops>
          <style:tab-stop style:position="0cm"/>
        </style:tab-stops>
      </style:paragraph-properties>
      <style:text-properties fo:color="#40015a" style:font-name="Times New Roman" fo:font-size="13pt" officeooo:rsid="000d3da0" officeooo:paragraph-rsid="000d3da0" style:font-name-asian="Times New Roman1" style:font-size-asian="13pt" style:font-name-complex="Times New Roman1" style:font-size-complex="13pt"/>
    </style:style>
    <style:style style:name="P22" style:family="paragraph" style:parent-style-name="Standard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language="en" fo:country="US" fo:font-style="normal" fo:font-weight="normal" officeooo:rsid="0010707c" officeooo:paragraph-rsid="0010707c" style:font-name-asian="Times New Roman1" style:font-size-asian="13pt" style:font-weight-asian="normal" style:font-name-complex="Times New Roman1" style:font-size-complex="13pt" style:font-weight-complex="normal"/>
    </style:style>
    <style:style style:name="P23" style:family="paragraph" style:parent-style-name="Text_20_body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</style:style>
    <style:style style:name="P24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rsid="000aaa16" officeooo:paragraph-rsid="000aaa16" style:font-size-asian="13pt" style:font-size-complex="13pt"/>
    </style:style>
    <style:style style:name="P25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style:font-size-asian="13pt" style:font-size-complex="13pt"/>
    </style:style>
    <style:style style:name="P26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paragraph-rsid="000a4713" style:font-size-asian="13pt" style:font-size-complex="13pt"/>
    </style:style>
    <style:style style:name="P27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rsid="0011b247" officeooo:paragraph-rsid="0011b247" style:font-size-asian="13pt" style:font-size-complex="13pt"/>
    </style:style>
    <style:style style:name="P28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rsid="00127ae5" officeooo:paragraph-rsid="00127ae5" style:font-size-asian="13pt" style:font-size-complex="13pt"/>
    </style:style>
    <style:style style:name="P29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rsid="0013a6f3" officeooo:paragraph-rsid="0013a6f3" style:font-size-asian="13pt" style:font-size-complex="13pt"/>
    </style:style>
    <style:style style:name="P30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31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fo:language="en" fo:country="US" fo:font-weight="bold" style:font-size-asian="13pt" style:font-weight-asian="bold" style:font-size-complex="13pt" style:font-weight-complex="bold"/>
    </style:style>
    <style:style style:name="P32" style:family="paragraph" style:parent-style-name="Preformatted_20_Text">
      <style:paragraph-properties fo:margin-left="0cm" fo:margin-right="0.3cm" fo:margin-top="0cm" fo:margin-bottom="0.055cm" loext:contextual-spacing="false" fo:line-height="100%" fo:orphans="2" fo:widows="2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officeooo:paragraph-rsid="000d3da0" style:font-name-asian="Times New Roman1" style:font-size-asian="13pt" style:font-name-complex="Times New Roman1" style:font-size-complex="13pt"/>
    </style:style>
    <style:style style:name="P33" style:family="paragraph" style:parent-style-name="Preformatted_20_Text">
      <style:paragraph-properties fo:margin-left="0cm" fo:margin-right="0.3cm" fo:margin-top="0cm" fo:margin-bottom="0.055cm" loext:contextual-spacing="false" fo:line-height="100%" fo:orphans="2" fo:widows="2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officeooo:rsid="000d3da0" officeooo:paragraph-rsid="000d3da0" style:font-name-asian="Times New Roman1" style:font-size-asian="13pt" style:font-name-complex="Times New Roman1" style:font-size-complex="13pt"/>
    </style:style>
    <style:style style:name="P34" style:family="paragraph" style:parent-style-name="Preformatted_20_Text">
      <style:paragraph-properties fo:margin-left="0cm" fo:margin-right="0.3cm" fo:margin-top="0cm" fo:margin-bottom="0.055cm" loext:contextual-spacing="false" fo:line-height="100%" fo:orphans="2" fo:widows="2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40015a" style:font-name="Times New Roman" fo:font-size="13pt" fo:letter-spacing="normal" fo:font-style="normal" fo:font-weight="normal" officeooo:rsid="000d3da0" officeooo:paragraph-rsid="00152b44" style:font-name-asian="Times New Roman1" style:font-size-asian="13pt" style:font-name-complex="Times New Roman1" style:font-size-complex="13pt"/>
    </style:style>
    <style:style style:name="P35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 fo:padding="0cm" fo:border="none">
        <style:tab-stops>
          <style:tab-stop style:position="0cm"/>
        </style:tab-stops>
      </style:paragraph-properties>
      <style:text-properties style:font-name="Times New Roman" fo:font-size="13pt" fo:language="en" fo:country="US" fo:font-weight="bold" officeooo:rsid="0015cd31" officeooo:paragraph-rsid="0015cd31" style:font-size-asian="13pt" style:font-weight-asian="bold" style:font-size-complex="13pt" style:font-weight-complex="bold"/>
    </style:style>
    <style:style style:name="P36" style:family="paragraph" style:parent-style-name="Preformatted_20_Text">
      <style:paragraph-properties fo:margin-left="0cm" fo:margin-right="0.3cm" fo:margin-top="0cm" fo:margin-bottom="0.499cm" loext:contextual-spacing="false" fo:line-height="100%" fo:orphans="2" fo:widows="2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officeooo:paragraph-rsid="000ec3d3" style:font-name-asian="Times New Roman1" style:font-size-asian="13pt" style:font-name-complex="Times New Roman1" style:font-size-complex="13pt"/>
    </style:style>
    <style:style style:name="P37" style:family="paragraph" style:parent-style-name="Preformatted_20_Text">
      <style:paragraph-properties fo:margin-left="0cm" fo:margin-right="0.3cm" fo:margin-top="0cm" fo:margin-bottom="0.499cm" loext:contextual-spacing="false" fo:line-height="100%" fo:orphans="2" fo:widows="2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officeooo:rsid="000ec3d3" officeooo:paragraph-rsid="000ec3d3" style:font-name-asian="Times New Roman1" style:font-size-asian="13pt" style:font-name-complex="Times New Roman1" style:font-size-complex="13pt"/>
    </style:style>
    <style:style style:name="P38" style:family="paragraph" style:parent-style-name="LO-Normal">
      <style:paragraph-properties fo:margin-left="5.17cm" fo:margin-right="5.193cm" fo:margin-top="0cm" fo:margin-bottom="0.076cm" loext:contextual-spacing="false" fo:line-height="191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39" style:family="paragraph" style:parent-style-name="LO-Normal">
      <style:paragraph-properties fo:margin-left="5.17cm" fo:margin-right="5.193cm" fo:margin-top="0cm" fo:margin-bottom="0.483cm" loext:contextual-spacing="false" fo:line-height="106%" fo:text-align="center" style:justify-single-word="false" fo:text-indent="0cm" style:auto-text-indent="false"/>
      <style:text-properties style:font-name="Times New Roman" fo:font-size="13pt" fo:font-weight="bold" style:font-size-asian="13pt" style:font-weight-asian="bold" style:font-size-complex="13pt"/>
    </style:style>
    <style:style style:name="P40" style:family="paragraph" style:parent-style-name="LO-Normal">
      <style:paragraph-properties fo:margin-left="0cm" fo:margin-right="0.041cm" fo:margin-top="0cm" fo:margin-bottom="1.58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41" style:family="paragraph" style:parent-style-name="LO-Normal">
      <style:paragraph-properties fo:margin-left="0cm" fo:margin-right="0.041cm" fo:margin-top="0cm" fo:margin-bottom="0.483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42" style:family="paragraph" style:parent-style-name="LO-Normal">
      <style:paragraph-properties fo:margin-left="0cm" fo:margin-right="0.041cm" fo:margin-top="0cm" fo:margin-bottom="0.48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43" style:family="paragraph" style:parent-style-name="LO-Normal">
      <style:paragraph-properties fo:margin-left="0cm" fo:margin-right="0.041cm" fo:margin-top="0cm" fo:margin-bottom="1.099cm" loext:contextual-spacing="false" fo:text-indent="0cm" style:auto-text-indent="false"/>
      <style:text-properties style:font-name="Times New Roman" fo:font-size="13pt" style:font-size-asian="13pt" style:font-size-complex="13pt"/>
    </style:style>
    <style:style style:name="P44" style:family="paragraph" style:parent-style-name="LO-Normal">
      <style:paragraph-properties fo:margin-left="0.212cm" fo:margin-right="0cm" fo:margin-top="0cm" fo:margin-bottom="0.48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45" style:family="paragraph" style:parent-style-name="LO-Normal">
      <style:paragraph-properties fo:margin-left="0cm" fo:margin-right="-0.499cm" fo:margin-top="0cm" fo:margin-bottom="0cm" loext:contextual-spacing="false" fo:line-height="106%" fo:text-align="justify" style:justify-single-word="false" fo:text-indent="0cm" style:auto-text-indent="false">
        <style:tab-stops>
          <style:tab-stop style:position="3.399cm"/>
        </style:tab-stops>
      </style:paragraph-properties>
      <style:text-properties style:font-name="Times New Roman" fo:font-size="13pt" style:font-size-asian="13pt" style:font-size-complex="13pt"/>
    </style:style>
    <style:style style:name="P46" style:family="paragraph" style:parent-style-name="LO-Normal">
      <style:paragraph-properties fo:margin-left="0.564cm" fo:margin-right="0cm" fo:margin-top="0cm" fo:margin-bottom="0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47" style:family="paragraph" style:parent-style-name="LO-Normal">
      <style:paragraph-properties fo:margin-left="0.021cm" fo:margin-right="0cm" fo:margin-top="0cm" fo:margin-bottom="0cm" loext:contextual-spacing="false" fo:line-height="106%" fo:text-align="justify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48" style:family="paragraph" style:parent-style-name="LO-Normal">
      <style:paragraph-properties fo:margin-left="0.235cm" fo:margin-right="0.259cm" fo:margin-top="0cm" fo:margin-bottom="0.48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49" style:family="paragraph" style:parent-style-name="LO-Normal">
      <style:paragraph-properties fo:margin-left="0.235cm" fo:margin-right="0.252cm" fo:margin-top="0cm" fo:margin-bottom="0.055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50" style:family="paragraph" style:parent-style-name="LO-Normal">
      <style:paragraph-properties fo:margin-left="0cm" fo:margin-right="0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rsid="00127ae5" officeooo:paragraph-rsid="00127ae5" style:font-size-asian="13pt" style:font-size-complex="13pt"/>
    </style:style>
    <style:style style:name="P51" style:family="paragraph" style:parent-style-name="LO-Normal">
      <style:paragraph-properties fo:margin-left="0cm" fo:margin-right="0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rsid="0014249c" officeooo:paragraph-rsid="0014249c" style:font-size-asian="13pt" style:font-size-complex="13pt"/>
    </style:style>
    <style:style style:name="P52" style:family="paragraph" style:parent-style-name="LO-Normal">
      <style:paragraph-properties fo:margin-left="0cm" fo:margin-right="0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rsid="00152b44" officeooo:paragraph-rsid="00152b44" style:font-size-asian="13pt" style:font-size-complex="13pt"/>
    </style:style>
    <style:style style:name="P53" style:family="paragraph" style:parent-style-name="LO-Normal">
      <style:paragraph-properties fo:margin-left="0cm" fo:margin-right="0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officeooo:rsid="00157408" officeooo:paragraph-rsid="00157408" style:font-size-asian="13pt" style:font-size-complex="13pt"/>
    </style:style>
    <style:style style:name="P54" style:family="paragraph" style:parent-style-name="Preformatted_20_Text">
      <style:paragraph-properties fo:margin-left="0cm" fo:margin-right="0cm" fo:margin-top="0cm" fo:margin-bottom="0.055cm" loext:contextual-spacing="false" fo:line-height="106%" fo:orphans="2" fo:widows="2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officeooo:rsid="00127ae5" officeooo:paragraph-rsid="00127ae5" style:font-size-asian="13pt" style:font-size-complex="13pt"/>
    </style:style>
    <style:style style:name="P55" style:family="paragraph" style:parent-style-name="Preformatted_20_Text">
      <style:paragraph-properties fo:margin-left="0cm" fo:margin-right="0cm" fo:text-indent="1cm" style:auto-text-indent="false" fo:padding="0cm" fo:border="none"/>
      <style:text-properties style:font-name="Times New Roman" fo:font-size="13pt" fo:language="en" fo:country="US" style:font-size-asian="13pt" style:font-size-complex="13pt"/>
    </style:style>
    <style:style style:name="P56" style:family="paragraph" style:parent-style-name="Contents_20_1">
      <style:paragraph-properties>
        <style:tab-stops>
          <style:tab-stop style:position="18.193cm" style:type="right" style:leader-style="dotted" style:leader-text="."/>
        </style:tab-stops>
      </style:paragraph-properties>
    </style:style>
    <style:style style:name="P57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P58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3pt" fo:letter-spacing="normal" style:font-size-asian="13pt" style:font-size-complex="13pt"/>
    </style:style>
    <style:style style:name="P59" style:family="paragraph" style:parent-style-name="Preformatted_20_Text">
      <style:paragraph-properties fo:orphans="2" fo:widows="2"/>
      <style:text-properties fo:font-variant="normal" fo:text-transform="none" fo:color="#7f0055" style:font-name="Times New Roman" fo:font-size="13pt" fo:letter-spacing="normal" fo:font-style="normal" fo:font-weight="normal" style:font-size-asian="13pt" style:font-size-complex="13pt"/>
    </style:style>
    <style:style style:name="P60" style:family="paragraph" style:parent-style-name="Preformatted_20_Text">
      <style:paragraph-properties fo:orphans="2" fo:widows="2"/>
      <style:text-properties style:font-name="Times New Roman" fo:font-size="13pt" style:font-size-asian="13pt" style:font-size-complex="13pt"/>
    </style:style>
    <style:style style:name="P61" style:family="paragraph" style:parent-style-name="Preformatted_20_Text">
      <style:paragraph-properties fo:orphans="2" fo:widows="2"/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P62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Times New Roman" fo:font-size="13pt" fo:letter-spacing="normal" style:font-size-asian="13pt" style:font-size-complex="13pt"/>
    </style:style>
    <style:style style:name="P63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P64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Times New Roman" fo:font-size="13pt" fo:letter-spacing="normal" fo:font-style="normal" fo:font-weight="normal" officeooo:paragraph-rsid="0010707c" style:font-size-asian="13pt" style:font-size-complex="13pt"/>
    </style:style>
    <style:style style:name="P65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Times New Roman" fo:font-size="13pt" fo:letter-spacing="normal" fo:font-style="normal" fo:font-weight="normal" officeooo:rsid="0010707c" officeooo:paragraph-rsid="0010707c" style:font-size-asian="13pt" style:font-size-complex="13pt"/>
    </style:style>
    <style:style style:name="P66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7f0055" style:font-name="Times New Roman" fo:font-size="13pt" fo:letter-spacing="normal" fo:font-style="normal" fo:font-weight="normal" style:font-size-asian="13pt" style:font-size-complex="13pt"/>
    </style:style>
    <style:style style:name="P67" style:family="paragraph" style:parent-style-name="Preformatted_20_Text">
      <style:paragraph-properties fo:margin-top="0cm" fo:margin-bottom="0.499cm" loext:contextual-spacing="false" fo:orphans="2" fo:widows="2"/>
      <style:text-properties style:font-name="Times New Roman" fo:font-size="13pt" style:font-size-asian="13pt" style:font-size-complex="13pt"/>
    </style:style>
    <style:style style:name="P68" style:family="paragraph" style:parent-style-name="Preformatted_20_Text" style:master-page-name="">
      <loext:graphic-properties draw:fill="none"/>
      <style:paragraph-properties fo:margin-left="0cm" fo:margin-right="0.3cm" fo:margin-top="0cm" fo:margin-bottom="0.055cm" loext:contextual-spacing="false" fo:line-height="106%" fo:text-align="start" style:justify-single-word="false" fo:orphans="2" fo:widows="2" fo:hyphenation-ladder-count="no-limit" fo:text-indent="1.101cm" style:auto-text-indent="false" style:page-number="auto" fo:background-color="transparent" style:writing-mode="lr-tb">
        <style:tab-stops>
          <style:tab-stop style:position="1.212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officeooo:paragraph-rsid="000c8430" style:font-size-asian="13pt" style:font-weight-asian="normal" style:font-size-complex="13pt" style:font-weight-complex="normal" fo:hyphenate="false" fo:hyphenation-remain-char-count="2" fo:hyphenation-push-char-count="2"/>
    </style:style>
    <style:style style:name="P69" style:family="paragraph" style:parent-style-name="LO-Normal">
      <style:paragraph-properties fo:margin-left="3.464cm" fo:margin-right="0cm" fo:margin-top="0cm" fo:margin-bottom="0.48cm" loext:contextual-spacing="false" fo:line-height="106%" fo:text-indent="0cm" style:auto-text-indent="false"/>
      <style:text-properties style:font-name="Times New Roman" fo:font-size="13pt" fo:font-weight="bold" style:font-size-asian="13pt" style:font-weight-asian="bold" style:font-size-complex="13pt"/>
    </style:style>
    <style:style style:name="P70" style:family="paragraph" style:parent-style-name="LO-Normal">
      <style:paragraph-properties fo:margin-left="4.237cm" fo:margin-right="0cm" fo:margin-top="0cm" fo:margin-bottom="0.483cm" loext:contextual-spacing="false" fo:line-height="106%" fo:text-indent="0cm" style:auto-text-indent="false"/>
      <style:text-properties style:font-name="Times New Roman" fo:font-size="13pt" fo:font-weight="bold" style:font-size-asian="13pt" style:font-weight-asian="bold" style:font-size-complex="13pt"/>
    </style:style>
    <style:style style:name="P71" style:family="paragraph" style:parent-style-name="LO-Normal">
      <style:paragraph-properties fo:margin-left="4.568cm" fo:margin-right="0cm" fo:margin-top="0cm" fo:margin-bottom="0.48cm" loext:contextual-spacing="false" fo:line-height="106%" fo:text-indent="0cm" style:auto-text-indent="false"/>
      <style:text-properties style:font-name="Times New Roman" fo:font-size="13pt" fo:font-weight="bold" style:font-size-asian="13pt" style:font-weight-asian="bold" style:font-size-complex="13pt"/>
    </style:style>
    <style:style style:name="P72" style:family="paragraph" style:parent-style-name="Standard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paragraph-rsid="0010707c" style:font-size-asian="13pt" style:font-size-complex="13pt"/>
    </style:style>
    <style:style style:name="P73" style:family="paragraph" style:parent-style-name="Standard">
      <style:text-properties officeooo:paragraph-rsid="001c0520"/>
    </style:style>
    <style:style style:name="P74" style:family="paragraph" style:parent-style-name="Text_20_body" style:list-style-name="L1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P75" style:family="paragraph" style:parent-style-name="Text_20_body" style:list-style-name="L2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 loext:padding="0cm" loext:border="none"/>
    </style:style>
    <style:style style:name="P76" style:family="paragraph" style:parent-style-name="Heading_20_1">
      <style:text-properties officeooo:paragraph-rsid="001c0520"/>
    </style:style>
    <style:style style:name="P77" style:family="paragraph" style:parent-style-name="Heading_20_1">
      <style:text-properties style:font-name="Times New Roman" fo:font-size="14pt" style:font-size-asian="14pt" style:font-name-complex="Times New Roman1" style:font-size-complex="14pt"/>
    </style:style>
    <style:style style:name="P78" style:family="paragraph" style:parent-style-name="Heading_20_1">
      <style:paragraph-properties fo:margin-left="0cm" fo:margin-right="0cm" fo:text-indent="0.953cm" style:auto-text-indent="false"/>
      <style:text-properties style:font-name="Times New Roman" fo:font-size="14pt" style:font-size-asian="14pt" style:font-name-complex="Times New Roman1" style:font-size-complex="14pt"/>
    </style:style>
    <style:style style:name="P79" style:family="paragraph" style:parent-style-name="Heading_20_2" style:list-style-name="WWNum1" style:master-page-name="Standard">
      <style:paragraph-properties fo:margin-left="5.17cm" fo:margin-right="5.193cm" fo:margin-top="0.423cm" fo:margin-bottom="0.483cm" loext:contextual-spacing="false" fo:text-indent="0cm" style:auto-text-indent="false" style:page-number="auto" fo:break-before="page"/>
      <style:text-properties style:font-name="Times New Roman" fo:font-size="13pt" style:font-size-asian="13pt" style:font-size-complex="13pt"/>
    </style:style>
    <style:style style:name="P80" style:family="paragraph" style:parent-style-name="Heading_20_2" style:list-style-name="WWNum1">
      <style:paragraph-properties fo:margin-left="0.018cm" fo:margin-right="0.042cm" fo:text-indent="-0.018cm" style:auto-text-indent="false"/>
      <style:text-properties style:font-name="Times New Roman" fo:font-size="13pt" style:font-size-asian="13pt" style:font-size-complex="13pt"/>
    </style:style>
    <style:style style:name="P81" style:family="paragraph" style:parent-style-name="Heading_20_2" style:list-style-name="WWNum1">
      <style:paragraph-properties fo:margin-left="0cm" fo:margin-right="0.041cm" fo:margin-top="0.423cm" fo:margin-bottom="1.099cm" loext:contextual-spacing="false" fo:text-indent="0cm" style:auto-text-indent="false"/>
      <style:text-properties style:font-name="Times New Roman" fo:font-size="13pt" style:font-size-asian="13pt" style:font-size-complex="13pt"/>
    </style:style>
    <style:style style:name="P82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fo:language="en" fo:country="US" fo:font-weight="bold" style:font-size-asian="13pt" style:font-weight-asian="bold" style:font-size-complex="13pt" style:font-weight-complex="bold"/>
    </style:style>
    <style:style style:name="P83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fo:font-weight="bold" officeooo:paragraph-rsid="001aacfb" style:font-size-asian="13pt" style:font-weight-asian="bold" style:font-size-complex="13pt"/>
    </style:style>
    <style:style style:name="P84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rsid="0011b247" officeooo:paragraph-rsid="0011b247" style:font-size-asian="13pt" style:font-size-complex="13pt"/>
    </style:style>
    <style:style style:name="P85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style:font-size-asian="13pt" style:font-name-complex="Times New Roman1" style:font-size-complex="13pt"/>
    </style:style>
    <style:style style:name="P86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officeooo:paragraph-rsid="00127ae5"/>
    </style:style>
    <style:style style:name="P87" style:family="paragraph" style:parent-style-name="LO-Normal">
      <style:paragraph-properties fo:margin-left="0cm" fo:margin-right="0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88" style:family="paragraph" style:parent-style-name="Preformatted_20_Text">
      <loext:graphic-properties draw:fill="none"/>
      <style:paragraph-properties fo:margin-left="0cm" fo:margin-right="0.3cm" fo:margin-top="0cm" fo:margin-bottom="0.499cm" loext:contextual-spacing="false" fo:line-height="106%" fo:text-align="start" style:justify-single-word="false" fo:orphans="2" fo:widows="2" fo:hyphenation-ladder-count="no-limit" fo:text-indent="1.101cm" style:auto-text-indent="false" fo:background-color="transparent" style:writing-mode="lr-tb">
        <style:tab-stops>
          <style:tab-stop style:position="1.212cm"/>
        </style:tab-stops>
      </style:paragraph-properties>
      <style:text-properties fo:color="#000000" style:font-name="Times New Roman" fo:font-size="13pt" fo:font-weight="normal" officeooo:paragraph-rsid="000c8430" style:font-name-asian="Times New Roman1" style:font-size-asian="13pt" style:font-weight-asian="normal" style:font-name-complex="Times New Roman1" style:font-size-complex="13pt" fo:hyphenate="false" fo:hyphenation-remain-char-count="2" fo:hyphenation-push-char-count="2"/>
    </style:style>
    <style:style style:name="P89" style:family="paragraph" style:parent-style-name="Contents_20_1">
      <style:paragraph-properties>
        <style:tab-stops>
          <style:tab-stop style:position="18.21cm" style:type="right" style:leader-style="dotted" style:leader-text="."/>
        </style:tab-stops>
      </style:paragraph-properties>
    </style:style>
    <style:style style:name="P90" style:family="paragraph" style:parent-style-name="Contents_20_Heading" style:master-page-name="Converted1">
      <style:paragraph-properties style:page-number="auto"/>
      <style:text-properties fo:background-color="transparent"/>
    </style:style>
    <style:style style:name="P9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0000" fo:font-weight="bold" style:font-weight-asian="bold"/>
    </style:style>
    <style:style style:name="T5" style:family="text">
      <style:text-properties style:font-name="Times New Roman" fo:font-size="13pt" style:font-size-asian="13pt" style:font-name-complex="Times New Roman1" style:font-size-complex="13pt"/>
    </style:style>
    <style:style style:name="T6" style:family="text">
      <style:text-properties style:font-name="Times New Roman" fo:font-size="13pt" style:font-size-asian="13pt" style:font-name-complex="Times New Roman1" style:font-size-complex="13pt" text:display="true"/>
    </style:style>
    <style:style style:name="T7" style:family="text">
      <style:text-properties style:font-name="Times New Roman" fo:font-size="13pt" officeooo:rsid="00127ae5" style:font-size-asian="13pt" style:font-size-complex="13pt"/>
    </style:style>
    <style:style style:name="T8" style:family="text">
      <style:text-properties style:font-name="Times New Roman" fo:font-size="13pt" style:font-name-asian="Courier New" style:font-size-asian="13pt" style:font-name-complex="Times New Roman1" style:font-size-complex="13pt"/>
    </style:style>
    <style:style style:name="T9" style:family="text">
      <style:text-properties style:font-name="Times New Roman" fo:font-size="13pt" fo:language="en" fo:country="US" style:font-name-asian="Courier New" style:font-size-asian="13pt" style:font-name-complex="Times New Roman1" style:font-size-complex="13pt"/>
    </style:style>
    <style:style style:name="T10" style:family="text">
      <style:text-properties style:font-name="Times New Roman" fo:font-size="13pt" fo:language="en" fo:country="US" style:font-size-asian="13pt" style:font-name-complex="Times New Roman1" style:font-size-complex="13pt"/>
    </style:style>
    <style:style style:name="T11" style:family="text">
      <style:text-properties style:font-name="Times New Roman" fo:font-size="13pt" style:font-name-asian="Times New Roman1" style:font-size-asian="13pt" style:font-name-complex="Times New Roman1" style:font-size-complex="13pt"/>
    </style:style>
    <style:style style:name="T12" style:family="text">
      <style:text-properties style:font-name="Times New Roman" style:font-name-complex="Times New Roman1"/>
    </style:style>
    <style:style style:name="T13" style:family="text">
      <style:text-properties style:font-name="Times New Roman" fo:language="en" fo:country="US" style:font-name-complex="Times New Roman1"/>
    </style:style>
    <style:style style:name="T14" style:family="text">
      <style:text-properties style:font-name="Times New Roman" fo:font-size="14pt" style:font-size-asian="14pt" style:font-name-complex="Times New Roman1" style:font-size-complex="14pt"/>
    </style:style>
    <style:style style:name="T15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6" style:family="text">
      <style:text-properties fo:color="#000000" style:font-name-asian="Times New Roman1" style:font-name-complex="Times New Roman1"/>
    </style:style>
    <style:style style:name="T17" style:family="text">
      <style:text-properties fo:color="#000000" fo:language="en" fo:country="US"/>
    </style:style>
    <style:style style:name="T18" style:family="text">
      <style:text-properties fo:color="#000000" fo:font-weight="normal" officeooo:rsid="001aacfb" style:font-weight-asian="normal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weight="bold" style:font-weight-asian="bold" style:font-weight-complex="bold"/>
    </style:style>
    <style:style style:name="T21" style:family="text">
      <style:text-properties fo:language="en" fo:country="US" style:font-name-asian="Times New Roman1" style:font-name-complex="Times New Roman1"/>
    </style:style>
    <style:style style:name="T22" style:family="text">
      <style:text-properties fo:language="en" fo:country="US" officeooo:rsid="000c8430" style:font-name-asian="Times New Roman1" style:font-name-complex="Times New Roman1"/>
    </style:style>
    <style:style style:name="T23" style:family="text">
      <style:text-properties fo:language="en" fo:country="US" style:font-name-asian="Times New Roman1" style:font-name-complex="Times New Roman1" style:font-weight-complex="bold"/>
    </style:style>
    <style:style style:name="T24" style:family="text">
      <style:text-properties fo:language="en" fo:country="US" fo:background-color="transparent" loext:char-shading-value="0" style:font-name-asian="Times New Roman1" style:font-name-complex="Times New Roman1"/>
    </style:style>
    <style:style style:name="T25" style:family="text">
      <style:text-properties fo:language="en" fo:country="US" officeooo:rsid="0014249c"/>
    </style:style>
    <style:style style:name="T26" style:family="text">
      <style:text-properties fo:color="#406080" fo:language="en" fo:country="US" style:font-name-asian="Times New Roman1" style:font-name-complex="Times New Roman1"/>
    </style:style>
    <style:style style:name="T27" style:family="text">
      <style:text-properties fo:color="#800000" fo:language="en" fo:country="US" style:font-name-asian="Times New Roman1" style:font-name-complex="Times New Roman1" style:font-weight-complex="bold"/>
    </style:style>
    <style:style style:name="T28" style:family="text">
      <style:text-properties officeooo:rsid="000a4713"/>
    </style:style>
    <style:style style:name="T29" style:family="text">
      <style:text-properties fo:font-variant="normal" fo:text-transform="none" fo:color="#222222" fo:letter-spacing="normal" fo:font-style="normal" fo:font-weight="bold" style:font-weight-asian="bold" style:font-weight-complex="bold"/>
    </style:style>
    <style:style style:name="T30" style:family="text"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T31" style:family="text">
      <style:text-properties fo:font-variant="normal" fo:text-transform="none" fo:color="#000000" style:font-name="Times New Roman" fo:font-size="13pt" fo:letter-spacing="normal" fo:font-style="normal" fo:font-weight="normal" officeooo:rsid="000a4713" style:font-size-asian="13pt" style:font-size-complex="13pt"/>
    </style:style>
    <style:style style:name="T32" style:family="text">
      <style:text-properties fo:font-variant="normal" fo:text-transform="none" fo:color="#000000" style:font-name="Times New Roman" fo:letter-spacing="normal" fo:language="en" fo:country="US" fo:font-style="normal" fo:font-weight="normal" style:font-name-asian="Times New Roman1" style:font-weight-asian="normal" style:font-name-complex="Times New Roman1" style:font-weight-complex="normal"/>
    </style:style>
    <style:style style:name="T33" style:family="text">
      <style:text-properties fo:font-variant="normal" fo:text-transform="none" fo:color="#000000" style:font-name="Times New Roman" fo:letter-spacing="normal" fo:language="en" fo:country="US" fo:font-style="normal" fo:font-weight="normal" officeooo:rsid="00127ae5" style:font-name-asian="Times New Roman1" style:font-weight-asian="normal" style:font-name-complex="Times New Roman1" style:font-weight-complex="normal"/>
    </style:style>
    <style:style style:name="T34" style:family="text">
      <style:text-properties fo:font-variant="normal" fo:text-transform="none" fo:color="#000000" fo:letter-spacing="normal" fo:font-style="normal" fo:font-weight="normal"/>
    </style:style>
    <style:style style:name="T35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36" style:family="text">
      <style:text-properties fo:font-variant="normal" fo:text-transform="none" fo:color="#000000" fo:letter-spacing="normal" fo:language="en" fo:country="US" fo:font-style="normal" fo:font-weight="normal" style:font-name-asian="Times New Roman1" style:font-weight-asian="normal" style:font-name-complex="Times New Roman1" style:font-weight-complex="normal"/>
    </style:style>
    <style:style style:name="T37" style:family="text">
      <style:text-properties fo:font-variant="normal" fo:text-transform="none" fo:color="#000000" fo:letter-spacing="normal" fo:language="en" fo:country="US" fo:font-style="normal" fo:font-weight="normal" officeooo:rsid="0010707c" style:font-name-asian="Times New Roman1" style:font-weight-asian="normal" style:font-name-complex="Times New Roman1" style:font-weight-complex="normal"/>
    </style:style>
    <style:style style:name="T38" style:family="text">
      <style:text-properties fo:font-variant="normal" fo:text-transform="none" fo:color="#000000" fo:letter-spacing="normal" fo:language="en" fo:country="US" fo:font-style="normal" fo:font-weight="normal" officeooo:rsid="00127ae5" style:font-name-asian="Times New Roman1" style:font-weight-asian="normal" style:font-name-complex="Times New Roman1" style:font-weight-complex="normal"/>
    </style:style>
    <style:style style:name="T39" style:family="text">
      <style:text-properties fo:font-variant="normal" fo:text-transform="none" fo:color="#000000" fo:letter-spacing="normal" fo:language="en" fo:country="US" fo:font-style="normal" fo:font-weight="bold" style:font-name-asian="Times New Roman1" style:font-weight-asian="bold" style:font-name-complex="Times New Roman1" style:font-weight-complex="bold"/>
    </style:style>
    <style:style style:name="T40" style:family="text">
      <style:text-properties fo:font-variant="normal" fo:text-transform="none" fo:color="#7f0055" fo:letter-spacing="normal" fo:font-style="normal" fo:font-weight="normal"/>
    </style:style>
    <style:style style:name="T41" style:family="text">
      <style:text-properties fo:font-variant="normal" fo:text-transform="none" fo:color="#7f0055" fo:letter-spacing="normal" fo:font-style="normal" fo:font-weight="bold" style:font-weight-asian="bold" style:font-weight-complex="bold"/>
    </style:style>
    <style:style style:name="T42" style:family="text">
      <style:text-properties fo:font-variant="normal" fo:text-transform="none" fo:color="#7f0055" fo:letter-spacing="normal" fo:font-style="normal" fo:font-weight="bold" officeooo:rsid="0014249c" style:font-weight-asian="bold" style:font-weight-complex="bold"/>
    </style:style>
    <style:style style:name="T43" style:family="text">
      <style:text-properties fo:font-variant="normal" fo:text-transform="none" fo:color="#7f0055" fo:letter-spacing="normal" fo:language="en" fo:country="US" fo:font-style="normal" fo:font-weight="bold" style:font-name-asian="Times New Roman1" style:font-weight-asian="bold" style:font-name-complex="Times New Roman1" style:font-weight-complex="bold"/>
    </style:style>
    <style:style style:name="T44" style:family="text">
      <style:text-properties fo:font-variant="normal" fo:text-transform="none" fo:color="#406080" fo:letter-spacing="normal" fo:language="en" fo:country="US" fo:font-style="normal" fo:font-weight="bold" style:font-name-asian="Times New Roman1" style:font-weight-asian="bold" style:font-name-complex="Times New Roman1" style:font-weight-complex="bold"/>
    </style:style>
    <style:style style:name="T45" style:family="text">
      <style:text-properties fo:font-variant="normal" fo:text-transform="none" fo:color="#406080" fo:letter-spacing="normal" fo:language="en" fo:country="US" fo:font-style="normal" fo:font-weight="normal" style:font-name-asian="Times New Roman1" style:font-weight-asian="normal" style:font-name-complex="Times New Roman1" style:font-weight-complex="normal"/>
    </style:style>
    <style:style style:name="T46" style:family="text">
      <style:text-properties fo:font-variant="normal" fo:text-transform="none" fo:color="#2a00ff" fo:letter-spacing="normal" fo:language="en" fo:country="US" fo:font-style="normal" fo:font-weight="bold" style:font-name-asian="Times New Roman1" style:font-weight-asian="bold" style:font-name-complex="Times New Roman1" style:font-weight-complex="bold"/>
    </style:style>
    <style:style style:name="T47" style:family="text">
      <style:text-properties fo:font-variant="normal" fo:text-transform="none" fo:color="#2a00ff" style:font-name="Times New Roman" fo:letter-spacing="normal" fo:font-style="normal" fo:font-weight="normal"/>
    </style:style>
    <style:style style:name="T48" style:family="text">
      <style:text-properties fo:font-variant="normal" fo:text-transform="none" fo:color="#800000" style:font-name="Times New Roman" fo:letter-spacing="normal" fo:language="en" fo:country="US" fo:font-style="normal" fo:font-weight="normal"/>
    </style:style>
    <style:style style:name="T49" style:family="text">
      <style:text-properties fo:font-variant="normal" fo:text-transform="none" fo:letter-spacing="normal" fo:language="en" fo:country="US" fo:font-style="normal" officeooo:rsid="000c8430" style:font-weight-complex="normal"/>
    </style:style>
    <style:style style:name="T50" style:family="text">
      <style:text-properties fo:font-style="normal" fo:font-weight="normal"/>
    </style:style>
    <style:style style:name="T51" style:family="text">
      <style:text-properties fo:font-style="normal" fo:font-weight="normal" officeooo:rsid="000d3da0"/>
    </style:style>
    <style:style style:name="T52" style:family="text">
      <style:text-properties fo:font-style="normal" fo:font-weight="normal" officeooo:rsid="000ec3d3"/>
    </style:style>
    <style:style style:name="T53" style:family="text">
      <style:text-properties fo:font-style="normal" fo:font-weight="normal" officeooo:rsid="0011b247"/>
    </style:style>
    <style:style style:name="T54" style:family="text">
      <style:text-properties fo:color="#7f0055"/>
    </style:style>
    <style:style style:name="T55" style:family="text">
      <style:text-properties fo:color="#7f0055" fo:language="en" fo:country="US"/>
    </style:style>
    <style:style style:name="T56" style:family="text">
      <style:text-properties fo:color="#7f0055" fo:language="en" fo:country="US" fo:font-weight="bold"/>
    </style:style>
    <style:style style:name="T57" style:family="text">
      <style:text-properties fo:color="#7f0055" fo:language="en" fo:country="US" fo:font-weight="bold" style:font-name-asian="Times New Roman1" style:font-name-complex="Times New Roman1"/>
    </style:style>
    <style:style style:name="T58" style:family="text">
      <style:text-properties fo:color="#7f0055" fo:language="en" fo:country="US" fo:font-weight="bold" style:font-name-asian="Times New Roman1" style:font-name-complex="Times New Roman1" style:font-weight-complex="bold"/>
    </style:style>
    <style:style style:name="T59" style:family="text">
      <style:text-properties fo:color="#7f0055" fo:font-weight="bold"/>
    </style:style>
    <style:style style:name="T60" style:family="text">
      <style:text-properties fo:color="#7f0055" fo:font-style="normal" fo:font-weight="bold"/>
    </style:style>
    <style:style style:name="T61" style:family="text">
      <style:text-properties fo:color="#2a00ff"/>
    </style:style>
    <style:style style:name="T62" style:family="text">
      <style:text-properties fo:color="#2a00ff" fo:language="en" fo:country="US"/>
    </style:style>
    <style:style style:name="T63" style:family="text">
      <style:text-properties fo:color="#2a00ff" fo:language="en" fo:country="US" style:font-name-asian="Times New Roman1" style:font-name-complex="Times New Roman1" style:font-weight-complex="bold"/>
    </style:style>
    <style:style style:name="T64" style:family="text">
      <style:text-properties fo:color="#2a00ff" fo:font-style="normal" fo:font-weight="normal"/>
    </style:style>
    <style:style style:name="T65" style:family="text">
      <style:text-properties fo:color="#2a00ff" fo:font-style="normal" fo:font-weight="normal" officeooo:rsid="00173277"/>
    </style:style>
    <style:style style:name="T66" style:family="text">
      <style:text-properties fo:color="#2a00ff" style:font-name="Times New Roman"/>
    </style:style>
    <style:style style:name="T67" style:family="text">
      <style:text-properties fo:color="#3f3fbf"/>
    </style:style>
    <style:style style:name="T68" style:family="text">
      <style:text-properties fo:color="#3f3fbf" fo:language="en" fo:country="US"/>
    </style:style>
    <style:style style:name="T69" style:family="text">
      <style:text-properties officeooo:rsid="001aacfb"/>
    </style:style>
    <style:style style:name="T70" style:family="text">
      <style:text-properties style:font-name="Times New Roman" fo:font-size="14pt" fo:font-weight="bold" officeooo:rsid="0015cd31" style:font-size-asian="14pt" style:font-weight-asian="bold" style:font-size-complex="14pt" style:font-weight-complex="bold"/>
    </style:style>
    <style:style style:name="T71" style:family="text">
      <style:text-properties style:font-name="Times New Roman" fo:font-size="14pt" fo:font-weight="bold" officeooo:rsid="000c8430" style:font-size-asian="14pt" style:font-weight-asian="bold" style:font-size-complex="14pt" style:font-weight-complex="bold"/>
    </style:style>
    <style:style style:name="T72" style:family="text">
      <style:text-properties style:font-name="Times New Roman" fo:font-size="14pt" fo:language="en" fo:country="US" fo:font-weight="bold" officeooo:rsid="000a4713" style:font-size-asian="14pt" style:font-weight-asian="bold" style:font-size-complex="14pt" style:font-weight-complex="bold"/>
    </style:style>
    <style:style style:name="T73" style:family="text">
      <style:text-properties style:font-name="Times New Roman" fo:font-size="14pt" fo:language="en" fo:country="US" fo:font-weight="bold" officeooo:rsid="000aaa16" style:font-size-asian="14pt" style:font-weight-asian="bold" style:font-size-complex="14pt" style:font-weight-complex="bold"/>
    </style:style>
    <style:style style:name="T74" style:family="text">
      <style:text-properties style:font-name="Times New Roman" fo:font-size="14pt" fo:language="en" fo:country="US" fo:font-weight="bold" officeooo:rsid="0010707c" style:font-size-asian="14pt" style:font-weight-asian="bold" style:font-size-complex="14pt" style:font-weight-complex="bold"/>
    </style:style>
    <style:style style:name="T75" style:family="text">
      <style:text-properties style:font-name="Times New Roman" fo:font-size="14pt" fo:language="en" fo:country="US" fo:font-weight="bold" officeooo:rsid="0011b247" style:font-size-asian="14pt" style:font-weight-asian="bold" style:font-size-complex="14pt" style:font-weight-complex="bold"/>
    </style:style>
    <style:style style:name="T76" style:family="text">
      <style:text-properties style:font-name="Times New Roman" fo:font-size="14pt" fo:language="en" fo:country="US" fo:font-weight="bold" officeooo:rsid="00127ae5" style:font-size-asian="14pt" style:font-weight-asian="bold" style:font-size-complex="14pt" style:font-weight-complex="bold"/>
    </style:style>
    <style:style style:name="T77" style:family="text">
      <style:text-properties style:font-name="Times New Roman" fo:font-size="14pt" fo:language="en" fo:country="US" fo:font-weight="bold" officeooo:rsid="0014249c" style:font-size-asian="14pt" style:font-weight-asian="bold" style:font-size-complex="14pt" style:font-weight-complex="bold"/>
    </style:style>
    <style:style style:name="T78" style:family="text">
      <style:text-properties fo:background-color="transparent" loext:char-shading-value="0"/>
    </style:style>
    <style:style style:name="T79" style:family="text">
      <style:text-properties fo:background-color="transparent" loext:char-shading-value="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422cm" fo:margin-top="0cm" fo:margin-bottom="0.1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85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402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42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47cm" fo:margin-right="0.335cm" fo:margin-top="0.032cm" fo:margin-bottom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47cm" fo:margin-right="0.335cm" fo:margin-top="0.025cm" fo:margin-bottom="0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930265244200679039" text:style-name="WWNum1">
        <text:list-item>
          <text:list>
            <text:list-item>
              <text:h text:style-name="P79" text:outline-level="2"><text:bookmark-start text:name="_Toc495122333"/><text:bookmark-start text:name="__RefHeading___Toc2039_692322312"/>МИНОБРНАУКИ РОССИИ<text:bookmark-end text:name="_Toc495122333"/><text:bookmark-end text:name="__RefHeading___Toc2039_692322312"/></text:h>
            </text:list-item>
          </text:list>
        </text:list-item>
      </text:list>
      <text:p text:style-name="P69">САНКТ-ПЕТЕРБУРГСКИЙ ГОСУДАРСТВЕННЫЙ</text:p>
      <text:p text:style-name="P70">ЭЛЕКТРОТЕХНИЧЕСКИЙ УНИВЕРСИТЕТ</text:p>
      <text:p text:style-name="P71">«ЛЭТИ» ИМ. В.И. УЛЬЯНОВА (ЛЕНИНА)</text:p>
      <text:p text:style-name="P39">Кафедра МОЭВМ</text:p>
      <text:p text:style-name="P40"><text:s/></text:p>
      <text:p text:style-name="P44"><text:s/></text:p>
      <text:p text:style-name="P41"><text:s/></text:p>
      <text:p text:style-name="P42"><text:s/></text:p>
      <text:list xml:id="list135312739089550" text:continue-numbering="true" text:style-name="WWNum1">
        <text:list-item>
          <text:list>
            <text:list-item>
              <text:h text:style-name="P80" text:outline-level="2"><text:bookmark-start text:name="_Toc495122334"/><text:bookmark-start text:name="__RefHeading___Toc2041_692322312"/>ОТЧЕТ<text:bookmark-end text:name="_Toc495122334"/><text:bookmark-end text:name="__RefHeading___Toc2041_692322312"/></text:h>
            </text:list-item>
          </text:list>
        </text:list-item>
      </text:list>
      <text:p text:style-name="P38"><text:span text:style-name="T2">по лабораторной работе</text:span><text:span text:style-name="T4"> </text:span>№<text:span text:style-name="T28">3</text:span><text:span text:style-name="T2"> по дисциплине «Программирование»</text:span></text:p>
      <text:list xml:id="list135313626335526" text:continue-numbering="true" text:style-name="WWNum1">
        <text:list-item>
          <text:list>
            <text:list-item>
              <text:h text:style-name="P81" text:outline-level="2"><text:bookmark-start text:name="_Toc495122335"/><text:bookmark-start text:name="__RefHeading___Toc2043_692322312"/>ТЕМА: <text:bookmark-end text:name="_Toc495122335"/><text:span text:style-name="T29">Использование указателей</text:span><text:bookmark-end text:name="__RefHeading___Toc2043_692322312"/></text:h>
            </text:list-item>
            <text:list-item>
              <text:h text:style-name="P81" text:outline-level="2"/>
            </text:list-item>
          </text:list>
        </text:list-item>
      </text:list>
      <text:p text:style-name="P4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">Студент гр. 6304</text:p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45">Юсковец А.В.</text:p>
          </table:table-cell>
        </table:table-row>
        <table:table-row table:style-name="Таблица1.1">
          <table:table-cell table:style-name="Таблица1.A2" office:value-type="string">
            <text:p text:style-name="P4">Преподаватель</text:p>
          </table:table-cell>
          <table:table-cell table:style-name="Таблица1.A2" office:value-type="string">
            <text:p text:style-name="P46"><text:s/></text:p>
          </table:table-cell>
          <table:table-cell table:style-name="Таблица1.A2" office:value-type="string">
            <text:p text:style-name="P47">Берленко Т.А.</text:p>
          </table:table-cell>
        </table:table-row>
      </table:table>
      <text:p text:style-name="P41"/>
      <text:p text:style-name="P48">Санкт-Петербург</text:p>
      <text:p text:style-name="P49">2017</text:p>
      <text:p text:style-name="P49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90">Оглавление</text:p>
          </text:index-title>
          <text:p text:style-name="P89"><text:a xlink:type="simple" xlink:href="#__RefHeading___Toc1709_692322312" text:style-name="Index_20_Link" text:visited-style-name="Index_20_Link"><text:span text:style-name="T79">Ц</text:span></text:a><text:a xlink:type="simple" xlink:href="#__RefHeading___Toc1709_692322312" text:style-name="Index_20_Link" text:visited-style-name="Index_20_Link"><text:span text:style-name="T79">ел</text:span></text:a><text:a xlink:type="simple" xlink:href="#__RefHeading___Toc1709_692322312" text:style-name="Index_20_Link" text:visited-style-name="Index_20_Link"><text:span text:style-name="T79">ь</text:span></text:a><text:a xlink:type="simple" xlink:href="#__RefHeading___Toc1709_692322312" text:style-name="Index_20_Link" text:visited-style-name="Index_20_Link"><text:span text:style-name="T79"> работы<text:tab/>3</text:span></text:a></text:p>
          <text:p text:style-name="P89"><text:a xlink:type="simple" xlink:href="#__RefHeading___Toc1711_692322312" text:style-name="Index_20_Link" text:visited-style-name="Index_20_Link"><text:span text:style-name="T79">Ход работы<text:tab/>4</text:span></text:a></text:p>
          <text:p text:style-name="P89"><text:a xlink:type="simple" xlink:href="#__RefHeading___Toc1713_692322312" text:style-name="Index_20_Link" text:visited-style-name="Index_20_Link"><text:span text:style-name="T79"><text:s text:c="2"/>Код программы<text:tab/>4</text:span></text:a></text:p>
          <text:p text:style-name="P89"><text:a xlink:type="simple" xlink:href="#__RefHeading___Toc1715_692322312" text:style-name="Index_20_Link" text:visited-style-name="Index_20_Link"><text:span text:style-name="T79"><text:s text:c="2"/>Директивы препроцессора<text:tab/>6</text:span></text:a></text:p>
          <text:p text:style-name="P89"><text:a xlink:type="simple" xlink:href="#__RefHeading___Toc1717_692322312" text:style-name="Index_20_Link" text:visited-style-name="Index_20_Link"><text:span text:style-name="T79"><text:s text:c="2"/>Объявление вспомогательных функций<text:tab/>6</text:span></text:a></text:p>
          <text:p text:style-name="P89"><text:span text:style-name="T79"><text:s text:c="2"/></text:span><text:a xlink:type="simple" xlink:href="#__RefHeading___Toc1719_692322312" text:style-name="Index_20_Link" text:visited-style-name="Index_20_Link"><text:span text:style-name="T79">Инициализация переменных<text:tab/>6</text:span></text:a></text:p>
          <text:p text:style-name="P89"><text:span text:style-name="T79"><text:s text:c="2"/></text:span><text:a xlink:type="simple" xlink:href="#__RefHeading___Toc1721_692322312" text:style-name="Index_20_Link" text:visited-style-name="Index_20_Link"><text:span text:style-name="T79">Посимвольное считывание<text:tab/>7</text:span></text:a></text:p>
          <text:p text:style-name="P89"><text:span text:style-name="T79"><text:s/></text:span><text:a xlink:type="simple" xlink:href="#__RefHeading___Toc1723_692322312" text:style-name="Index_20_Link" text:visited-style-name="Index_20_Link"><text:span text:style-name="T79"><text:s/>Удаления предложения с 7<text:tab/>8</text:span></text:a></text:p>
          <text:p text:style-name="P89"><text:span text:style-name="T79"><text:s/></text:span><text:a xlink:type="simple" xlink:href="#__RefHeading___Toc1725_692322312" text:style-name="Index_20_Link" text:visited-style-name="Index_20_Link"><text:span text:style-name="T79"><text:s/>Конец предложения<text:tab/>8</text:span></text:a></text:p>
          <text:p text:style-name="P89"><text:span text:style-name="T79"><text:s/></text:span><text:a xlink:type="simple" xlink:href="#__RefHeading___Toc1727_692322312" text:style-name="Index_20_Link" text:visited-style-name="Index_20_Link"><text:span text:style-name="T79"><text:s/>is_end<text:tab/>9</text:span></text:a></text:p>
          <text:p text:style-name="P89"><text:span text:style-name="T79"><text:s/></text:span><text:a xlink:type="simple" xlink:href="#__RefHeading___Toc2045_692322312" text:style-name="Index_20_Link" text:visited-style-name="Index_20_Link"><text:span text:style-name="T79"><text:s/>buffer_realloc<text:tab/>9</text:span></text:a></text:p>
          <text:p text:style-name="P89"><text:a xlink:type="simple" xlink:href="#__RefHeading___Toc1731_692322312" text:style-name="Index_20_Link" text:visited-style-name="Index_20_Link"><text:span text:style-name="T79">Вывод<text:tab/>10</text:span></text:a></text:p>
        </text:index-body>
      </text:table-of-content>
      <text:p text:style-name="TOC_20_Heading"><text:span text:style-name="T6"/></text:p>
      <text:p text:style-name="P7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85"/>
      <text:p text:style-name="P7"><text:soft-page-break/></text:p>
      <text:h text:style-name="P77" text:outline-level="1"><text:bookmark-start text:name="_Toc495122336"/><text:bookmark-start text:name="__RefHeading___Toc1709_692322312"/>Цель работы<text:bookmark-end text:name="_Toc495122336"/><text:bookmark-end text:name="__RefHeading___Toc1709_692322312"/></text:h>
      <text:p text:style-name="P30"/>
      <text:p text:style-name="P23"><text:span text:style-name="Source_20_Text"><text:span text:style-name="T30">Напи</text:span></text:span><text:span text:style-name="Source_20_Text"><text:span text:style-name="T31">сать</text:span></text:span><text:span text:style-name="Source_20_Text"><text:span text:style-name="T30"> программу, которая форматирует некоторый текст и выводит результат на консоль.</text:span></text:span></text:p>
      <text:p text:style-name="P3">На вход программе подается текст который заканчивается предложением "Dragon flew away!".</text:p>
      <text:p text:style-name="P3">Предложение (кроме последнего) может заканчиваться на:</text:p>
      <text:list xml:id="list8130026860053070252" text:style-name="L1">
        <text:list-item>
          <text:p text:style-name="P74">. (точка)</text:p>
        </text:list-item>
        <text:list-item>
          <text:p text:style-name="P74">; (точка с запятой)</text:p>
        </text:list-item>
        <text:list-item>
          <text:p text:style-name="P74">? (вопросительный знак)</text:p>
        </text:list-item>
      </text:list>
      <text:p text:style-name="P3">Программа должна изменить и вывести текст следующим образом:</text:p>
      <text:list xml:id="list3805954637553017854" text:style-name="L2">
        <text:list-item>
          <text:p text:style-name="P75">Каждое предложение должно начинаться с новой строки.</text:p>
        </text:list-item>
        <text:list-item>
          <text:p text:style-name="P75">Табуляция в начале предложения должна быть удалена.</text:p>
        </text:list-item>
        <text:list-item>
          <text:p text:style-name="P75">Все предложения, в которых есть цифра 7, должны быть удалены.</text:p>
        </text:list-item>
        <text:list-item>
          <text:p text:style-name="P75">Текст должен заканчиваться фразой "Количество предложений до n и количество предложений после m", где n - количество предложений в изначальном тексте (<text:span text:style-name="T1">без учета </text:span>терминального предложения "Dragon flew away!") и m - количество предложений в отформатированном тексте (без учета предложения про количество из данного пункта).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Heading_20_1" text:outline-level="1"><text:bookmark-start text:name="_Toc495122337"/><text:bookmark-start text:name="__RefHeading___Toc1711_692322312"/><text:soft-page-break/><text:span text:style-name="Source_20_Text"><text:span text:style-name="T14">Ход</text:span></text:span><text:span text:style-name="Source_20_Text"><text:span text:style-name="T15"> </text:span></text:span><text:span text:style-name="Source_20_Text"><text:span text:style-name="T14">работы</text:span></text:span><text:bookmark-end text:name="_Toc495122337"/><text:bookmark-end text:name="__RefHeading___Toc1711_692322312"/></text:h>
      <text:h text:style-name="Heading_20_1" text:outline-level="1"><text:bookmark-start text:name="__RefHeading___Toc1713_692322312"/><text:span text:style-name="T3"><text:s/>· </text:span><text:span text:style-name="T70">Код программы </text:span><text:bookmark-end text:name="__RefHeading___Toc1713_692322312"/></text:h>
      <text:p text:style-name="P35"><draw:line text:anchor-type="paragraph" draw:z-index="16" draw:name="Фигура1" draw:style-name="gr1" draw:text-style-name="P91" svg:x1="-2.697cm" svg:y1="0.231cm" svg:x2="19.106cm" svg:y2="0.069cm"><text:p/></draw:line></text:p>
      <text:p text:style-name="P5"><text:span text:style-name="T54">#include </text:span><text:span text:style-name="T61">&lt;</text:span><text:span text:style-name="T67">stdio.h</text:span><text:span text:style-name="T61">&gt;</text:span></text:p>
      <text:p text:style-name="P57"><text:span text:style-name="T54">#include </text:span><text:span text:style-name="T61">&lt;</text:span><text:span text:style-name="T67">string.h</text:span><text:span text:style-name="T61">&gt;</text:span></text:p>
      <text:p text:style-name="P57"><text:span text:style-name="T54">#include </text:span><text:span text:style-name="T61">&lt;</text:span><text:span text:style-name="T67">stdlib.h</text:span><text:span text:style-name="T61">&gt;</text:span></text:p>
      <text:p text:style-name="P60"/>
      <text:p text:style-name="P59">#define FACTOR 1.62</text:p>
      <text:p text:style-name="P57"><text:span text:style-name="T54">#define END </text:span><text:span text:style-name="T61">"Dragon flew away!"</text:span></text:p>
      <text:p text:style-name="P59">#define FIRST_ALLOC_LEN 50</text:p>
      <text:p text:style-name="P60"/>
      <text:p text:style-name="P57"><text:span text:style-name="T59">int</text:span> is_end(<text:span text:style-name="T59">char</text:span> <text:span text:style-name="T59">const</text:span>* text, <text:span text:style-name="T59">char</text:span> <text:span text:style-name="T59">const</text:span>* end);</text:p>
      <text:p text:style-name="P60"/>
      <text:p text:style-name="P57"><text:span text:style-name="T59">int</text:span> buffer_realloc(<text:span text:style-name="T59">char</text:span>* text, <text:span text:style-name="T59">int</text:span> text_len);</text:p>
      <text:p text:style-name="P60"/>
      <text:p text:style-name="P57"><text:span text:style-name="T59">int</text:span> <text:span text:style-name="T59">main</text:span>() {</text:p>
      <text:p text:style-name="P58"><text:s text:c="4"/><text:span text:style-name="T60">int</text:span><text:span text:style-name="T50"> before_edit = 0; </text:span></text:p>
      <text:p text:style-name="P58"><text:s text:c="4"/><text:span text:style-name="T60">int</text:span><text:span text:style-name="T50"> after_edit = 0;</text:span></text:p>
      <text:p text:style-name="P58"><text:s text:c="4"/><text:span text:style-name="T60">char</text:span><text:span text:style-name="T50">* text = (</text:span><text:span text:style-name="T60">char</text:span><text:span text:style-name="T50">*)</text:span><text:span text:style-name="T60">calloc</text:span><text:span text:style-name="T50">(FIRST_ALLOC_LEN, </text:span><text:span text:style-name="T60">sizeof</text:span><text:span text:style-name="T50">(</text:span><text:span text:style-name="T60">char</text:span><text:span text:style-name="T50">));</text:span></text:p>
      <text:p text:style-name="P58"><text:s text:c="4"/><text:span text:style-name="T60">int</text:span><text:span text:style-name="T50"> text_len = FIRST_ALLOC_LEN;</text:span></text:p>
      <text:p text:style-name="P58"><text:s text:c="4"/><text:span text:style-name="T60">char</text:span><text:span text:style-name="T50">* end = END;</text:span></text:p>
      <text:p text:style-name="P58"><text:s text:c="4"/><text:span text:style-name="T60">int</text:span><text:span text:style-name="T50"> end_len = </text:span><text:span text:style-name="T60">strlen</text:span><text:span text:style-name="T50">(end);</text:span></text:p>
      <text:p text:style-name="P60"/>
      <text:p text:style-name="P58"><text:s text:c="4"/><text:span text:style-name="T60">int</text:span><text:span text:style-name="T50"> sentence_begin = 0;</text:span></text:p>
      <text:p text:style-name="P58"><text:s text:c="4"/><text:span text:style-name="T60">int</text:span><text:span text:style-name="T50"> text_index = 0;</text:span></text:p>
      <text:p text:style-name="P58"><text:s text:c="4"/><text:span text:style-name="T60">char</text:span><text:span text:style-name="T50"> c = 0;</text:span></text:p>
      <text:p text:style-name="P58"><text:s text:c="4"/><text:span text:style-name="T60">while</text:span><text:span text:style-name="T50"> (c = </text:span><text:span text:style-name="T60">getchar</text:span><text:span text:style-name="T50">()) {</text:span></text:p>
      <text:p text:style-name="P58"><text:s text:c="8"/><text:span text:style-name="T60">if</text:span><text:span text:style-name="T50"> (text_index == sentence_begin &amp;&amp; (c == </text:span><text:span text:style-name="T64">'\t'</text:span><text:span text:style-name="T50"> || c == </text:span><text:span text:style-name="T64">'\n'</text:span><text:span text:style-name="T50"> || c == </text:span><text:span text:style-name="T64">' '</text:span><text:span text:style-name="T50">)) { </text:span><text:span text:style-name="T60">continue</text:span><text:span text:style-name="T50">; }</text:span></text:p>
      <text:p text:style-name="P60"/>
      <text:p text:style-name="P58"><text:s text:c="8"/><text:span text:style-name="T60">if</text:span><text:span text:style-name="T50"> (c != </text:span><text:span text:style-name="T64">'.'</text:span><text:span text:style-name="T50"> &amp;&amp; c != </text:span><text:span text:style-name="T64">';'</text:span><text:span text:style-name="T50"> &amp;&amp; c != </text:span><text:span text:style-name="T64">'?'</text:span><text:span text:style-name="T50"> &amp;&amp; c != </text:span><text:span text:style-name="T64">'7'</text:span><text:span text:style-name="T50">) {</text:span></text:p>
      <text:p text:style-name="P58"><text:s text:c="12"/><text:span text:style-name="T60">if</text:span><text:span text:style-name="T50"> (text_index == text_len) { text_len = buffer_realloc(text, text_len); }</text:span></text:p>
      <text:p text:style-name="P60"/>
      <text:p text:style-name="P58"><text:s text:c="12"/><text:span text:style-name="T50">text[text_index++] = c;</text:span></text:p>
      <text:p text:style-name="P60"/>
      <text:p text:style-name="P58"><text:s text:c="12"/><text:span text:style-name="T60">if</text:span><text:span text:style-name="T50"> (c == end[end_len - 1] &amp;&amp; is_end(text, end)) {</text:span></text:p>
      <text:p text:style-name="P58"><text:s text:c="16"/><text:span text:style-name="T60">printf</text:span><text:span text:style-name="T50">(</text:span><text:span text:style-name="T64">"%s\n"</text:span><text:span text:style-name="T50">, text);</text:span></text:p>
      <text:p text:style-name="P58"><text:s text:c="16"/><text:span text:style-name="T60">break</text:span><text:span text:style-name="T50">;</text:span></text:p>
      <text:p text:style-name="P58"><text:s text:c="12"/><text:span text:style-name="T50">}</text:span></text:p>
      <text:p text:style-name="P58"><text:s text:c="8"/><text:span text:style-name="T50">} </text:span><text:span text:style-name="T60">else</text:span><text:span text:style-name="T50"> </text:span><text:span text:style-name="T60">if</text:span><text:span text:style-name="T50"> (c == </text:span><text:span text:style-name="T64">'7'</text:span><text:span text:style-name="T50">) {</text:span></text:p>
      <text:p text:style-name="P58"><text:s text:c="12"/><text:span text:style-name="T60">while</text:span><text:span text:style-name="T50"> ((c = </text:span><text:span text:style-name="T60">getchar</text:span><text:span text:style-name="T50">()) != </text:span><text:span text:style-name="T64">'.'</text:span><text:span text:style-name="T50"> &amp;&amp; c != </text:span><text:span text:style-name="T64">';'</text:span><text:span text:style-name="T50"> &amp;&amp; c != </text:span><text:span text:style-name="T64">'?'</text:span><text:span text:style-name="T50">);</text:span></text:p>
      <text:p text:style-name="P58"><text:s text:c="12"/><text:span text:style-name="T50">++before_edit;</text:span></text:p>
      <text:p text:style-name="P60"/>
      <text:p text:style-name="P58"><text:s text:c="12"/><text:span text:style-name="T50">text_index = sentence_begin;</text:span></text:p>
      <text:p text:style-name="P58"><text:s text:c="8"/><text:span text:style-name="T50">} </text:span><text:span text:style-name="T60">else</text:span><text:span text:style-name="T50"> {</text:span></text:p>
      <text:p text:style-name="P58"><text:s text:c="12"/><text:span text:style-name="T50">++after_edit;</text:span></text:p>
      <text:p text:style-name="P58"><text:s text:c="12"/><text:span text:style-name="T50">++before_edit;</text:span></text:p>
      <text:p text:style-name="P60"/>
      <text:p text:style-name="P58"><text:soft-page-break/><text:s text:c="12"/><text:span text:style-name="T60">if</text:span><text:span text:style-name="T50"> (text_index == text_len - 1) { text_len = buffer_realloc(text, text_len); } </text:span></text:p>
      <text:p text:style-name="P58"><text:s text:c="12"/><text:span text:style-name="T50">text[text_index++] = c;</text:span></text:p>
      <text:p text:style-name="P58"><text:s text:c="12"/><text:span text:style-name="T50">text[text_index++] = </text:span><text:span text:style-name="T64">'\n'</text:span><text:span text:style-name="T50">;</text:span></text:p>
      <text:p text:style-name="P60"/>
      <text:p text:style-name="P58"><text:s text:c="12"/><text:span text:style-name="T50">sentence_begin = text_index;</text:span></text:p>
      <text:p text:style-name="P58"><text:s text:c="8"/><text:span text:style-name="T50">}</text:span></text:p>
      <text:p text:style-name="P58"><text:s text:c="4"/><text:span text:style-name="T50">}</text:span></text:p>
      <text:p text:style-name="P60"/>
      <text:p text:style-name="P58"><text:s text:c="4"/><text:span text:style-name="T60">printf</text:span><text:span text:style-name="T50">(</text:span><text:span text:style-name="T64">"</text:span><text:span text:style-name="T65">Количество предложений до %d количество предложений после %d</text:span><text:span text:style-name="T64">"</text:span><text:span text:style-name="T50">, before_edit, after_edit);</text:span></text:p>
      <text:p text:style-name="P60"/>
      <text:p text:style-name="P58"><text:s text:c="4"/><text:span text:style-name="T60">return</text:span><text:span text:style-name="T50"> 0;</text:span></text:p>
      <text:p text:style-name="P57">}</text:p>
      <text:p text:style-name="P60"/>
      <text:p text:style-name="P57"><text:span text:style-name="T59">int</text:span> is_end(<text:span text:style-name="T59">char</text:span> <text:span text:style-name="T59">const</text:span>* text, <text:span text:style-name="T59">char</text:span> <text:span text:style-name="T59">const</text:span>* end) {</text:p>
      <text:p text:style-name="P58"><text:s text:c="4"/><text:span text:style-name="T60">int</text:span><text:span text:style-name="T50"> text_size = </text:span><text:span text:style-name="T60">strlen</text:span><text:span text:style-name="T50">(text);</text:span></text:p>
      <text:p text:style-name="P58"><text:s text:c="4"/><text:span text:style-name="T60">int</text:span><text:span text:style-name="T50"> end_size = </text:span><text:span text:style-name="T60">strlen</text:span><text:span text:style-name="T50">(end);</text:span></text:p>
      <text:p text:style-name="P60"/>
      <text:p text:style-name="P58"><text:s text:c="4"/><text:span text:style-name="T60">int</text:span><text:span text:style-name="T50"> j = end_size - 1;</text:span></text:p>
      <text:p text:style-name="P58"><text:s text:c="4"/><text:span text:style-name="T60">int</text:span><text:span text:style-name="T50"> i = 0;</text:span></text:p>
      <text:p text:style-name="P58"><text:s text:c="4"/><text:span text:style-name="T60">for</text:span><text:span text:style-name="T50"> (i = text_size - 1; i != text_size - end_size - 1; --i, --j) {</text:span></text:p>
      <text:p text:style-name="P58"><text:s text:c="8"/><text:span text:style-name="T60">if</text:span><text:span text:style-name="T50"> (text[i] != end[j]) { </text:span><text:span text:style-name="T60">return</text:span><text:span text:style-name="T50"> 0; }</text:span></text:p>
      <text:p text:style-name="P58"><text:s text:c="4"/><text:span text:style-name="T50">}</text:span></text:p>
      <text:p text:style-name="P60"/>
      <text:p text:style-name="P58"><text:s text:c="4"/><text:span text:style-name="T60">if</text:span><text:span text:style-name="T50"> (text[i - 1] != </text:span><text:span text:style-name="T64">'.'</text:span><text:span text:style-name="T50"> &amp;&amp; text[i - 1] != </text:span><text:span text:style-name="T64">';'</text:span><text:span text:style-name="T50"> &amp;&amp; text[i - 1] != </text:span><text:span text:style-name="T64">'?'</text:span><text:span text:style-name="T50">) { </text:span><text:span text:style-name="T60">return</text:span><text:span text:style-name="T50"> 0; }</text:span></text:p>
      <text:p text:style-name="P60"/>
      <text:p text:style-name="P58"><text:s text:c="4"/><text:span text:style-name="T60">return</text:span><text:span text:style-name="T50"> 1;</text:span></text:p>
      <text:p text:style-name="P57">}</text:p>
      <text:p text:style-name="P60"/>
      <text:p text:style-name="P57"><text:span text:style-name="T59">int</text:span> buffer_realloc(<text:span text:style-name="T59">char</text:span>* text, <text:span text:style-name="T59">int</text:span> text_len) {</text:p>
      <text:p text:style-name="P58"><text:s text:c="4"/><text:span text:style-name="T50">text_len = text_len * FACTOR;</text:span></text:p>
      <text:p text:style-name="P58"><text:s text:c="4"/><text:span text:style-name="T50">text = </text:span><text:span text:style-name="T60">realloc</text:span><text:span text:style-name="T50">(text, text_len);</text:span></text:p>
      <text:p text:style-name="P58"><text:s text:c="4"/><text:span text:style-name="T50">text[(</text:span><text:span text:style-name="T60">int</text:span><text:span text:style-name="T50">)(text_len - 1)] = </text:span><text:span text:style-name="T64">'\0'</text:span><text:span text:style-name="T50">;</text:span></text:p>
      <text:p text:style-name="P58"><text:s text:c="4"/><text:span text:style-name="T60">return</text:span><text:span text:style-name="T50"> text_len;</text:span></text:p>
      <text:p text:style-name="P63">}</text:p>
      <text:p text:style-name="P55"><draw:line text:anchor-type="paragraph" draw:z-index="17" draw:name="Фигура1" draw:style-name="gr1" draw:text-style-name="P91" svg:x1="-2.328cm" svg:y1="0.402cm" svg:x2="19.475cm" svg:y2="0.24cm"><text:p/></draw:line></text:p>
      <text:p text:style-name="P55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Heading_20_1" text:outline-level="1"><text:bookmark-start text:name="__RefHeading___Toc1715_692322312"/><text:soft-page-break/><text:span text:style-name="T20"><text:s/>· </text:span><text:span text:style-name="T72">Директивы препроцессор</text:span><text:span text:style-name="T73">а</text:span><text:bookmark-end text:name="__RefHeading___Toc1715_692322312"/></text:h>
      <text:p text:style-name="P31"><draw:line text:anchor-type="paragraph" draw:z-index="0" draw:name="Фигура1" draw:style-name="gr1" draw:text-style-name="P91" svg:x1="-2.328cm" svg:y1="0.407cm" svg:x2="19.475cm" svg:y2="0.245cm"><text:p/></draw:line></text:p>
      <text:p text:style-name="P9"><text:span text:style-name="T55">#include </text:span><text:span text:style-name="T62">&lt;</text:span><text:span text:style-name="T68">stdio.h</text:span><text:span text:style-name="T62">&gt;</text:span></text:p>
      <text:p text:style-name="P57"><text:span text:style-name="T54">#include </text:span><text:span text:style-name="T61">&lt;</text:span><text:span text:style-name="T67">string.h</text:span><text:span text:style-name="T61">&gt;</text:span></text:p>
      <text:p text:style-name="P57"><text:span text:style-name="T54">#include </text:span><text:span text:style-name="T61">&lt;</text:span><text:span text:style-name="T67">stdlib.h</text:span><text:span text:style-name="T61">&gt;</text:span></text:p>
      <text:p text:style-name="P60"/>
      <text:p text:style-name="P59">#define GOLDSEC 1.62</text:p>
      <text:p text:style-name="P57"><text:span text:style-name="T54">#define END </text:span><text:span text:style-name="T61">"Dragon flew away!"</text:span></text:p>
      <text:p text:style-name="P66">#define FIRST_ALLOC_LEN 50</text:p>
      <text:p text:style-name="P18"><draw:line text:anchor-type="paragraph" draw:z-index="1" draw:name="Фигура2" draw:style-name="gr2" draw:text-style-name="P91" svg:x1="-2.466cm" svg:y1="-0.009cm" svg:x2="19.004cm" svg:y2="-0.009cm"><text:p/></draw:line></text:p>
      <text:p text:style-name="P26"><text:span text:style-name="T28">Подключаются соответствующие библиотеки для использования функций: </text:span><text:span text:style-name="T41">getchar</text:span><text:span text:style-name="T35">(), </text:span><text:span text:style-name="T41">calloc</text:span><text:span text:style-name="T35">(), </text:span><text:span text:style-name="T41">realloc</text:span><text:span text:style-name="T35">(), </text:span><text:span text:style-name="T41">strlen</text:span><text:span text:style-name="T35">()</text:span><text:span text:style-name="T34">.</text:span></text:p>
      <text:p text:style-name="P24"><text:span text:style-name="T34">Определены <text:s/></text:span><text:span text:style-name="T42">FACTOR </text:span><text:span text:style-name="T40">—</text:span><text:span text:style-name="T34"> множитель для реаллокации, <text:s text:c="2"/></text:span><text:span text:style-name="T41">END</text:span><text:span text:style-name="T40"> — </text:span><text:span text:style-name="T34">терминальное предложение, </text:span><text:span text:style-name="T41">FIRST_ALLOC_LEN</text:span><text:span text:style-name="T34"> - начальный размер буфера.</text:span></text:p>
      <text:p text:style-name="P26"/>
      <text:h text:style-name="Heading_20_1" text:outline-level="1"><text:bookmark-start text:name="__RefHeading___Toc1717_692322312"/><text:span text:style-name="T2"><text:s/></text:span><text:span text:style-name="T3">· </text:span><text:span text:style-name="T71">Объявление вспомогательных функций</text:span><text:bookmark-end text:name="__RefHeading___Toc1717_692322312"/></text:h>
      <text:p text:style-name="P19"><draw:line text:anchor-type="paragraph" draw:z-index="2" draw:name="Фигура2" draw:style-name="gr3" draw:text-style-name="P91" svg:x1="-2.242cm" svg:y1="0.208cm" svg:x2="19.475cm" svg:y2="0.208cm"><text:p/></draw:line></text:p>
      <text:p text:style-name="P9"><text:span text:style-name="T57">int</text:span><text:span text:style-name="T26"> </text:span><text:span text:style-name="T24">is_end</text:span><text:span text:style-name="T21">(</text:span><text:span text:style-name="T57">char</text:span><text:span text:style-name="T26"> </text:span><text:span text:style-name="T57">const</text:span><text:span text:style-name="T21">* text</text:span><text:span text:style-name="T26">, </text:span><text:span text:style-name="T57">char</text:span><text:span text:style-name="T26"> </text:span><text:span text:style-name="T57">const</text:span><text:span text:style-name="T21">* end);</text:span></text:p>
      <text:p text:style-name="P61"/>
      <text:p text:style-name="P67"><text:span text:style-name="T41">int</text:span><text:span text:style-name="T35"> buffer_realloc(</text:span><text:span text:style-name="T41">char</text:span><text:span text:style-name="T35">* text, </text:span><text:span text:style-name="T41">int</text:span><text:span text:style-name="T35"> text_len);</text:span></text:p>
      <text:p text:style-name="P68"><draw:line text:anchor-type="paragraph" draw:z-index="3" draw:name="Фигура2" draw:style-name="gr4" draw:text-style-name="P91" svg:x1="-1.907cm" svg:y1="-0.231cm" svg:x2="19.475cm" svg:y2="-0.231cm"><text:p/></draw:line><text:span text:style-name="T21">is_end</text:span><text:span text:style-name="T26"> –</text:span><text:span text:style-name="T21"> </text:span><text:span text:style-name="T22">проверяет наличие терминальной последовательности в буффере.</text:span></text:p>
      <text:p text:style-name="P88"><text:span text:style-name="T49">buffer_realloc – реаллоцирует буффер.</text:span></text:p>
      <text:h text:style-name="Heading_20_1" text:outline-level="1"><text:bookmark-start text:name="__RefHeading___Toc1719_692322312"/><text:span text:style-name="T3">· </text:span><text:span text:style-name="T71">Инициализация переменных</text:span><text:bookmark-end text:name="__RefHeading___Toc1719_692322312"/></text:h>
      <text:p text:style-name="P30"><draw:line text:anchor-type="paragraph" draw:z-index="4" draw:name="Фигура2" draw:style-name="gr5" draw:text-style-name="P91" svg:x1="-1.466cm" svg:y1="0.351cm" svg:x2="19.493cm" svg:y2="0.351cm"><text:p/></draw:line></text:p>
      <text:p text:style-name="P10"><text:span text:style-name="T56">int</text:span><text:span text:style-name="T19"> before_edit = 0;</text:span></text:p>
      <text:p text:style-name="P57"><text:span text:style-name="T59">int</text:span> after_edit = 0;</text:p>
      <text:p text:style-name="P57"><text:span text:style-name="T59">char</text:span>* text = (<text:span text:style-name="T59">char</text:span>*)<text:span text:style-name="T59">calloc</text:span>(FIRST_ALLOC_LEN, <text:span text:style-name="T59">sizeof</text:span>(<text:span text:style-name="T59">char</text:span>));</text:p>
      <text:p text:style-name="P57"><text:span text:style-name="T59">int</text:span> text_len = FIRST_ALLOC_LEN;</text:p>
      <text:p text:style-name="P57"><text:span text:style-name="T59">char</text:span>* end = END;</text:p>
      <text:p text:style-name="P57"><text:span text:style-name="T59">int</text:span> end_size = <text:span text:style-name="T59">strlen</text:span>(end);</text:p>
      <text:p text:style-name="P57"><text:span text:style-name="T59">int</text:span> sentence_begin = 0;</text:p>
      <text:p text:style-name="P57"><text:span text:style-name="T59">int</text:span> text_index = 0;</text:p>
      <text:p text:style-name="P62"><text:span text:style-name="T60">char</text:span><text:span text:style-name="T50"> c = 0;</text:span></text:p>
      <text:p text:style-name="P14"><draw:line text:anchor-type="paragraph" draw:z-index="5" draw:name="Фигура2" draw:style-name="gr2" draw:text-style-name="P91" svg:x1="-2.577cm" svg:y1="-0.002cm" svg:x2="19.475cm" svg:y2="-0.002cm"><text:p/></draw:line></text:p>
      <text:p text:style-name="P21">before_edit — количество предложений до редактирования;</text:p>
      <text:p text:style-name="P21">after_edit — количество предложений после редактирования;</text:p>
      <text:p text:style-name="P34">text — буффер, заполняется <text:span text:style-name="T66">'\0'</text:span>.</text:p>
      <text:p text:style-name="P32"><text:span text:style-name="T50">text_len — </text:span><text:span text:style-name="T51">длина буфера</text:span></text:p>
      <text:p text:style-name="P33">end — терминальное предложение</text:p>
      <text:p text:style-name="P36"><text:soft-page-break/><text:span text:style-name="T51">end_size — длина терминального предложени</text:span><text:span text:style-name="T52">я</text:span></text:p>
      <text:p text:style-name="P37">sentence_begin — индекс начала предложения</text:p>
      <text:p text:style-name="P37">text_index — текущий индекс в буффере</text:p>
      <text:p text:style-name="P37">c — для хранения текущего символа</text:p>
      <text:p text:style-name="P83"><text:s/></text:p>
      <text:h text:style-name="Heading_20_1" text:outline-level="1"><text:bookmark-start text:name="__RefHeading___Toc1721_692322312"/><text:span text:style-name="T20">· </text:span><text:span text:style-name="T74">Посимвольное считывание</text:span><text:bookmark-end text:name="__RefHeading___Toc1721_692322312"/></text:h>
      <text:p text:style-name="P31"><draw:line text:anchor-type="paragraph" draw:z-index="6" draw:name="Фигура2" draw:style-name="gr3" draw:text-style-name="P91" svg:x1="-2.175cm" svg:y1="0.305cm" svg:x2="19.912cm" svg:y2="0.305cm"><text:p/></draw:line></text:p>
      <text:p text:style-name="P13"><text:span text:style-name="T43">if</text:span><text:span text:style-name="T44"> </text:span><text:span text:style-name="T36">(text_index == sentence_begin &amp;&amp; (c</text:span><text:span text:style-name="T39"> ==</text:span><text:span text:style-name="T44"> </text:span><text:span text:style-name="T46">'\t'</text:span><text:span text:style-name="T45"> </text:span><text:span text:style-name="T36">|| c ==</text:span><text:span text:style-name="T39"> </text:span><text:span text:style-name="T46">'\n'</text:span><text:span text:style-name="T44"> </text:span><text:span text:style-name="T36">|| c ==</text:span><text:span text:style-name="T44"> </text:span><text:span text:style-name="T46">' '</text:span><text:span text:style-name="T36">))</text:span><text:span text:style-name="T39"> </text:span><text:span text:style-name="T36">{</text:span><text:span text:style-name="T44"> </text:span><text:span text:style-name="T43">continue</text:span><text:span text:style-name="T36">; }</text:span></text:p>
      <text:p text:style-name="P58"><text:s text:c="8"/><text:span text:style-name="T60">if</text:span><text:span text:style-name="T50"> (c != </text:span><text:span text:style-name="T64">'.'</text:span><text:span text:style-name="T50"> &amp;&amp; c != </text:span><text:span text:style-name="T64">';'</text:span><text:span text:style-name="T50"> &amp;&amp; c != </text:span><text:span text:style-name="T64">'?'</text:span><text:span text:style-name="T50"> &amp;&amp; c != </text:span><text:span text:style-name="T64">'7'</text:span><text:span text:style-name="T50">) {</text:span></text:p>
      <text:p text:style-name="P58"><text:s text:c="12"/><text:span text:style-name="T60">if</text:span><text:span text:style-name="T50"> (text_index == text_len) { text_len = buffer_realloc(text, text_len); }</text:span></text:p>
      <text:p text:style-name="P60"/>
      <text:p text:style-name="P58"><text:s text:c="12"/><text:span text:style-name="T50">text[text_index++] = c;</text:span></text:p>
      <text:p text:style-name="P60"/>
      <text:p text:style-name="P58"><text:s text:c="12"/><text:span text:style-name="T60">if</text:span><text:span text:style-name="T50"> (c == end[end_size - 1] &amp;&amp; is_end(text, end)) {</text:span></text:p>
      <text:p text:style-name="P58"><text:s text:c="16"/><text:span text:style-name="T60">printf</text:span><text:span text:style-name="T50">(</text:span><text:span text:style-name="T64">"%s\n"</text:span><text:span text:style-name="T50">, text);</text:span></text:p>
      <text:p text:style-name="P58"><text:s text:c="16"/><text:span text:style-name="T60">break</text:span><text:span text:style-name="T50">;</text:span></text:p>
      <text:p text:style-name="P62"><text:s text:c="12"/><text:span text:style-name="T50">}</text:span></text:p>
      <text:p text:style-name="P65"><text:s text:c="9"/>}</text:p>
      <text:p text:style-name="P15"/>
      <text:p text:style-name="P20"><draw:line text:anchor-type="paragraph" draw:z-index="7" draw:name="Фигура2" draw:style-name="gr6" draw:text-style-name="P91" svg:x1="-1.492cm" svg:y1="-0.249cm" svg:x2="19.467cm" svg:y2="-0.249cm"><text:p/></draw:line><text:span text:style-name="T16">Первое условие игнорирует некоторые символы в начала предложения (</text:span><text:span text:style-name="T32">text_index == sentence_begin).</text:span></text:p>
      <text:p text:style-name="P22">Второе условие проверяет, есть ли место в буфере.</text:p>
      <text:p text:style-name="P72"><text:span text:style-name="T37">Третье условие проверяет, было ли передано терминальное предложение, </text:span><text:span text:style-name="T38">в случае, если было, выводится содержимое буфера и цикл прекращается.</text:span></text:p>
      <text:p text:style-name="P72"><text:span text:style-name="T33"/></text:p>
      <text:p text:style-name="P72"><text:span text:style-name="T33"/></text:p>
      <text:p text:style-name="P72"><text:span text:style-name="T33"/></text:p>
      <text:p text:style-name="P72"><text:span text:style-name="T33"/></text:p>
      <text:p text:style-name="P72"><text:span text:style-name="T33"/></text:p>
      <text:p text:style-name="P72"><text:span text:style-name="T33"/></text:p>
      <text:p text:style-name="P72"><text:span text:style-name="T33"/></text:p>
      <text:p text:style-name="P72"><text:span text:style-name="T33"/></text:p>
      <text:p text:style-name="P72"><text:span text:style-name="T33"/></text:p>
      <text:p text:style-name="P72"><text:span text:style-name="T33"/></text:p>
      <text:p text:style-name="P72"><text:span text:style-name="T33"/></text:p>
      <text:p text:style-name="P72"><text:span text:style-name="T33"/></text:p>
      <text:h text:style-name="P76" text:outline-level="1"><text:bookmark-start text:name="__RefHeading___Toc1723_692322312"/><text:soft-page-break/><text:s/><text:span text:style-name="T20">·</text:span><text:span text:style-name="T19"> </text:span><text:span text:style-name="T74">Удаления предложения с 7</text:span><text:bookmark-end text:name="__RefHeading___Toc1723_692322312"/></text:h>
      <text:p text:style-name="P31"><draw:line text:anchor-type="paragraph" draw:z-index="8" draw:name="Фигура2" draw:style-name="gr2" draw:text-style-name="P91" svg:x1="-2.034cm" svg:y1="0.303cm" svg:x2="19.701cm" svg:y2="0.409cm"><text:p/></draw:line></text:p>
      <text:p text:style-name="P11"><text:span text:style-name="T58">else</text:span><text:span text:style-name="T27"> </text:span><text:span text:style-name="T58">if</text:span><text:span text:style-name="T27"> </text:span><text:span text:style-name="T23">(c ==</text:span><text:span text:style-name="T27"> </text:span><text:span text:style-name="T63">'7'</text:span><text:span text:style-name="T23">) {</text:span></text:p>
      <text:p text:style-name="P58"><text:span text:style-name="T60"><text:s text:c="4"/>while</text:span><text:span text:style-name="T50"> ((c = </text:span><text:span text:style-name="T60">getchar</text:span><text:span text:style-name="T50">()) != </text:span><text:span text:style-name="T64">'.'</text:span><text:span text:style-name="T50"> &amp;&amp; c != </text:span><text:span text:style-name="T64">';'</text:span><text:span text:style-name="T50"> &amp;&amp; c != </text:span><text:span text:style-name="T64">'?'</text:span><text:span text:style-name="T50">);</text:span></text:p>
      <text:p text:style-name="P58"><text:s text:c="4"/><text:span text:style-name="T50">++before_edit;</text:span></text:p>
      <text:p text:style-name="P60"/>
      <text:p text:style-name="P62"><text:s text:c="4"/><text:span text:style-name="T50">text_index = sentence_begin;</text:span></text:p>
      <text:p text:style-name="P64">}</text:p>
      <text:p text:style-name="P16"><draw:line text:anchor-type="paragraph" draw:z-index="9" draw:name="Фигура2" draw:style-name="gr4" draw:text-style-name="P91" svg:x1="-3.124cm" svg:y1="-0.192cm" svg:x2="19.475cm" svg:y2="-0.192cm"><text:p/></draw:line></text:p>
      <text:p text:style-name="P27">Игнорируются все символы до тех пор, пока не встретится символ конца предложения.</text:p>
      <text:p text:style-name="P27">Увеличивается количество предложений до редактирования на еденицу.</text:p>
      <text:p text:style-name="P27">Передвигается индекс буффера на начало предложения и все символы, считанные раннее в предложении с семеркой буду перезаписаны на последующих итерациях.</text:p>
      <text:p text:style-name="P25"/>
      <text:h text:style-name="Heading_20_1" text:outline-level="1"><text:bookmark-start text:name="__RefHeading___Toc1725_692322312"/><text:span text:style-name="T20">·</text:span><text:span text:style-name="T19"> </text:span><text:span text:style-name="T75">Конец предложения</text:span><text:bookmark-end text:name="__RefHeading___Toc1725_692322312"/></text:h>
      <text:p text:style-name="P31"><draw:line text:anchor-type="paragraph" draw:z-index="10" draw:name="Фигура2" draw:style-name="gr3" draw:text-style-name="P91" svg:x1="-3.141cm" svg:y1="0.168cm" svg:x2="19.476cm" svg:y2="0.168cm"><text:p/></draw:line></text:p>
      <text:p text:style-name="P11"><text:span text:style-name="T58">else</text:span><text:span text:style-name="T27"> {</text:span></text:p>
      <text:p text:style-name="P58"><text:s text:c="4"/><text:span text:style-name="T50">++after_edit;</text:span></text:p>
      <text:p text:style-name="P58"><text:s text:c="4"/><text:span text:style-name="T50">++before_edit;</text:span></text:p>
      <text:p text:style-name="P60"/>
      <text:p text:style-name="P58"><text:s text:c="4"/><text:span text:style-name="T60">if</text:span><text:span text:style-name="T50"> (text_index == text_len - </text:span><text:span text:style-name="T53">1</text:span><text:span text:style-name="T50">) { text_len = buffer_realloc(text, text_len); }</text:span></text:p>
      <text:p text:style-name="P58"><text:s text:c="12"/></text:p>
      <text:p text:style-name="P58"><text:s text:c="4"/><text:span text:style-name="T50">text[text_index++] = c;</text:span></text:p>
      <text:p text:style-name="P58"><text:s text:c="4"/><text:span text:style-name="T50">text[text_index++] = </text:span><text:span text:style-name="T64">'\n'</text:span><text:span text:style-name="T50">;</text:span></text:p>
      <text:p text:style-name="P60"/>
      <text:p text:style-name="P58"><text:s text:c="4"/><text:span text:style-name="T50">sentence_begin = text_index;</text:span></text:p>
      <text:p text:style-name="P63">}</text:p>
      <text:p text:style-name="P13"><draw:line text:anchor-type="paragraph" draw:z-index="11" draw:name="Фигура2" draw:style-name="gr3" draw:text-style-name="P91" svg:x1="-2.506cm" svg:y1="-0.154cm" svg:x2="19.476cm" svg:y2="-0.154cm"><text:p/></draw:line></text:p>
      <text:p text:style-name="P27">Увеличиваются счетчики количества предложений до и после обработки на один.</text:p>
      <text:p text:style-name="P28">В условии проверяется хватает ли места в буффере для записи символа конца предложения и переноса строки.</text:p>
      <text:p text:style-name="P86"><text:span text:style-name="T7">Индекс начала предложения передвигается на текущий индекс буфера.</text:span></text:p>
      <text:h text:style-name="P76" text:outline-level="1"/>
      <text:p text:style-name="P73"/>
      <text:p text:style-name="P73"/>
      <text:p text:style-name="P73"/>
      <text:p text:style-name="P73"/>
      <text:p text:style-name="P73"/>
      <text:h text:style-name="P76" text:outline-level="1"><text:bookmark-start text:name="__RefHeading___Toc1727_692322312"/><text:soft-page-break/><text:s/><text:span text:style-name="T20">·</text:span><text:span text:style-name="T19"> </text:span><text:span text:style-name="T76">is_end</text:span><text:bookmark-end text:name="__RefHeading___Toc1727_692322312"/></text:h>
      <text:p text:style-name="P31"><draw:line text:anchor-type="paragraph" draw:z-index="12" draw:name="Фигура2" draw:style-name="gr2" draw:text-style-name="P91" svg:x1="-3.053cm" svg:y1="0.15cm" svg:x2="19.475cm" svg:y2="0.15cm"><text:p/></draw:line></text:p>
      <text:p text:style-name="P11"><text:span text:style-name="T58">int</text:span><text:span text:style-name="T27"> </text:span><text:span text:style-name="T23">text_size </text:span><text:span text:style-name="T27">= </text:span><text:span text:style-name="T58">strlen</text:span><text:span text:style-name="T23">(text);</text:span></text:p>
      <text:p text:style-name="P57"><text:span text:style-name="T59">int</text:span> end_size = <text:span text:style-name="T59">strlen</text:span>(end);</text:p>
      <text:p text:style-name="P60"/>
      <text:p text:style-name="P57"><text:span text:style-name="T59">int</text:span> j = end_size - 1;</text:p>
      <text:p text:style-name="P57"><text:span text:style-name="T59">int</text:span> i = 0;</text:p>
      <text:p text:style-name="P57"><text:span text:style-name="T59">for</text:span> (i = text_size - 1; i != text_size - end_size - 1; --i, --j) {</text:p>
      <text:p text:style-name="P58"><text:s text:c="4"/><text:span text:style-name="T60">if</text:span><text:span text:style-name="T50"> (text[i] != end[j]) { </text:span><text:span text:style-name="T60">return</text:span><text:span text:style-name="T50"> 0; }</text:span></text:p>
      <text:p text:style-name="P57">}</text:p>
      <text:p text:style-name="P60"/>
      <text:p text:style-name="P57"><text:span text:style-name="T59">if</text:span> (text[i - 1] != <text:span text:style-name="T61">'.'</text:span> &amp;&amp; text[i - 1] != <text:span text:style-name="T61">';'</text:span> &amp;&amp; text[i - 1] != <text:span text:style-name="T61">'?'</text:span>) { <text:span text:style-name="T59">return</text:span> 0; }</text:p>
      <text:p text:style-name="P60"/>
      <text:p text:style-name="P63"><draw:line text:anchor-type="paragraph" draw:z-index="13" draw:name="Фигура2" draw:style-name="gr2" draw:text-style-name="P91" svg:x1="-2.471cm" svg:y1="1.018cm" svg:x2="19.475cm" svg:y2="1.018cm"><text:p/></draw:line><text:span text:style-name="T59">return</text:span> 1;</text:p>
      <text:p text:style-name="P16"/>
      <text:p text:style-name="P50">text_size — длина буфера.</text:p>
      <text:p text:style-name="P50">end_size — длина терминального предложения.</text:p>
      <text:p text:style-name="P54">j — индекс последнего элемента терминального предложения.</text:p>
      <text:p text:style-name="P54">i — индекс последнего элемента буфера.</text:p>
      <text:p text:style-name="P28">Цикл пробегается по терминальному предложению и по буферу с конца до начала терминального предложения и в случае не равенства одного из символов функция возвращает 0.</text:p>
      <text:p text:style-name="P29">Следующее условие проверят, что перед терминальной последовательностью нет постфиксов, в случае если есть, функция возвращает 0;</text:p>
      <text:p text:style-name="P29">Иначе, функция возвращает 1;</text:p>
      <text:p text:style-name="P8"/>
      <text:h text:style-name="Heading_20_1" text:outline-level="1"><text:bookmark-start text:name="__RefHeading___Toc2045_692322312"/><text:span text:style-name="T20">·</text:span><text:span text:style-name="T19"> </text:span><text:span text:style-name="T77">buffer_realloc</text:span><text:bookmark-end text:name="__RefHeading___Toc2045_692322312"/></text:h>
      <text:p text:style-name="P31"><draw:line text:anchor-type="paragraph" draw:z-index="14" draw:name="Фигура2" draw:style-name="gr3" draw:text-style-name="P91" svg:x1="-1.628cm" svg:y1="0.31cm" svg:x2="20.83cm" svg:y2="0.31cm"><text:p/></draw:line></text:p>
      <text:p text:style-name="P12"><text:span text:style-name="T17">text_len = text_len * </text:span><text:span text:style-name="T25">FACTOR</text:span><text:span text:style-name="T17">;</text:span></text:p>
      <text:p text:style-name="P57">text = <text:span text:style-name="T59">realloc</text:span>(text, text_len);</text:p>
      <text:p text:style-name="P57">text[(<text:span text:style-name="T59">int</text:span>)(text_len - 1)] = <text:span text:style-name="T61">'\0'</text:span>;</text:p>
      <text:p text:style-name="P63"><text:span text:style-name="T59">return</text:span> text_len;</text:p>
      <text:p text:style-name="P17"><draw:line text:anchor-type="paragraph" draw:z-index="15" draw:name="Фигура2" draw:style-name="gr3" draw:text-style-name="P91" svg:x1="-3.353cm" svg:y1="0cm" svg:x2="19.475cm" svg:y2="0cm"><text:p/></draw:line></text:p>
      <text:p text:style-name="P51">Длина буфера увеличивается на <text:span text:style-name="T48">FACTOR. </text:span></text:p>
      <text:p text:style-name="P52">Последний элемента буфера инициализируется <text:span text:style-name="T47">'\0'.</text:span></text:p>
      <text:p text:style-name="P53">Функция возвращает измененную длину буфера.</text:p>
      <text:p text:style-name="P87"/>
      <text:h text:style-name="P78" text:outline-level="1"><text:bookmark-start text:name="_Toc495122338"/><text:bookmark-start text:name="__RefHeading___Toc1731_692322312"/>Вывод<text:bookmark-end text:name="_Toc495122338"/><text:bookmark-end text:name="__RefHeading___Toc1731_692322312"/></text:h>
      <text:p text:style-name="P25">Был создан<text:span text:style-name="T69">а</text:span> про<text:span text:style-name="T69">грама</text:span>, реализующ<text:span text:style-name="T69">ая</text:span> требуемый функционал с использованием <text:span text:style-name="T18">указателей и динамической памяти</text:span>. При компилировании, сборке и выполнении исполняемого файла не возникает ошибок и предупреждени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fo:language="ru" fo:country="RU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Calibri Light" fo:font-family="'Calibri Light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Mangal" style:font-family-complex="Mangal" style:font-family-generic-complex="system" style:font-pitch-complex="variable" style:font-size-complex="14.5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left="0.018cm" fo:margin-right="0.042cm" fo:margin-top="0.423cm" fo:margin-bottom="0.607cm" loext:contextual-spacing="false" fo:text-align="center" style:justify-single-word="false" fo:keep-together="always" fo:orphans="2" fo:widows="2" fo:hyphenation-ladder-count="no-limit" fo:text-indent="-0.018cm" style:auto-text-indent="false" fo:keep-with-next="always" style:writing-mode="lr-tb"/>
      <style:text-properties fo:color="#000000" fo:font-size="12pt" fo:language="ru" fo:country="RU" fo:font-weight="bold" style:letter-kerning="true" style:font-size-asian="12pt" style:language-asian="zh" style:country-asian="CN" style:font-weight-asian="bold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LO-Normal" style:family="paragraph" style:default-outline-level="">
      <style:paragraph-properties fo:margin-left="0.018cm" fo:margin-right="0.042cm" fo:margin-top="0cm" fo:margin-bottom="0.252cm" loext:contextual-spacing="false" fo:line-height="117%" fo:text-align="start" style:justify-single-word="false" fo:orphans="2" fo:widows="2" fo:hyphenation-ladder-count="no-limit" fo:text-indent="-0.018cm" style:auto-text-indent="false" style:writing-mode="lr-tb"/>
      <style:text-properties fo:color="#000000" fo:font-size="14pt" fo:language="ru" fo:country="RU" style:letter-kerning="true" style:font-size-asian="14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Courier New" style:font-family-asian="'Courier New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loext:contextual-spacing="false" fo:line-height="108%" fo:keep-together="always" fo:hyphenation-ladder-count="no-limit"/>
      <style:text-properties fo:color="#2e74b5" fo:language="en" fo:country="US" fo:font-weight="normal" style:letter-kerning="false" style:language-asian="en" style:country-asian="US" style:font-weight-asian="normal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normal" fo:hyphenate="true" fo:hyphenation-remain-char-count="2" fo:hyphenation-push-char-count="2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text-properties style:font-name-complex="Mangal" style:font-family-complex="Mangal" style:font-family-generic-complex="system" style:font-pitch-complex="variable" style:font-size-complex="10.5pt"/>
    </style:style>
    <style:style style:name="Contents_20_Heading" style:display-name="Contents Heading" style:family="paragraph" style:parent-style-name="Heading" style:class="index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Courier New" style:font-family-asian="'Courier New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Heading_20_1_20_Char" style:display-name="Heading 1 Char" style:family="text">
      <style:text-properties style:font-name="Calibri Light" fo:font-family="'Calibri Light'" style:font-family-generic="roman" style:font-pitch="variable" fo:font-size="16pt" fo:language="ru" fo:country="RU" fo:font-weight="bold" style:letter-kerning="true" style:font-name-asian="Times New Roman1" style:font-family-asian="'Times New Roman'" style:font-family-generic-asian="system" style:font-pitch-asian="variable" style:font-size-asian="16pt" style:language-asian="zh" style:country-asian="CN" style:font-weight-asian="bold" style:font-name-complex="Mangal" style:font-family-complex="Mangal" style:font-family-generic-complex="system" style:font-pitch-complex="variable" style:font-size-complex="14.5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-Normal">
      <style:paragraph-properties fo:margin-left="0cm" fo:margin-right="0cm" fo:margin-top="0cm" fo:margin-bottom="0.282cm" loext:contextual-spacing="false" fo:line-height="106%" fo:text-indent="0cm" style:auto-text-indent="false"/>
    </style:style>
    <style:style style:name="MP2" style:family="paragraph" style:parent-style-name="LO-Normal">
      <style:paragraph-properties fo:margin-left="0cm" fo:margin-right="0.037cm" fo:margin-top="0cm" fo:margin-bottom="0cm" loext:contextual-spacing="false" fo:line-height="106%" fo:text-align="center" style:justify-single-word="false" fo:text-indent="0cm" style:auto-text-indent="false"/>
      <style:text-properties fo:font-size="12pt" style:font-name-asian="Calibri" style:font-size-asian="12pt" style:font-name-complex="Calibri"/>
    </style:style>
    <style:page-layout style:name="Mpm1">
      <style:page-layout-properties fo:page-width="21.001cm" fo:page-height="29.7cm" style:num-format="1" style:print-orientation="portrait" fo:margin-top="1.27cm" fo:margin-bottom="1.27cm" fo:margin-left="1.083cm" fo:margin-right="1.145cm" fo:background-color="#ffffff" style:writing-mode="lr-tb" style:layout-grid-color="#c0c0c0" style:layout-grid-lines="46" style:layout-grid-base-height="0.369cm" style:layout-grid-ruby-height="0.18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423cm" fo:margin-left="0cm" fo:margin-right="0cm" fo:margin-top="1.32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1.524cm" fo:margin-right="1.266cm" fo:background-color="#ffffff" style:writing-mode="lr-tb" style:layout-grid-color="#c0c0c0" style:layout-grid-lines="46" style:layout-grid-base-height="0.369cm" style:layout-grid-ruby-height="0.18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423cm" fo:margin-left="0cm" fo:margin-right="0cm" fo:margin-top="1.323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  <style:master-page style:name="Converted1" style:page-layout-name="Mpm3">
      <style:footer>
        <text:p text:style-name="MP2"><text:page-number text:select-page="current">9</text:page-number></text:p>
      </style:footer>
    </style:master-page>
    <style:master-page style:name="Converted2" style:page-layout-name="Mpm4" style:next-style-name="Converted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kovets Antay</meta:initial-creator>
    <meta:editing-cycles>18</meta:editing-cycles>
    <meta:print-date>2017-10-07T03:52:00</meta:print-date>
    <meta:creation-date>2017-10-07T03:53:00</meta:creation-date>
    <dc:date>2017-11-24T13:53:11.949843634</dc:date>
    <meta:editing-duration>PT42M39S</meta:editing-duration>
    <meta:generator>LibreOffice/5.1.6.2$Linux_X86_64 LibreOffice_project/10m0$Build-2</meta:generator>
    <meta:document-statistic meta:table-count="1" meta:image-count="0" meta:object-count="0" meta:page-count="9" meta:paragraph-count="203" meta:word-count="1080" meta:character-count="7588" meta:non-whitespace-character-count="617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